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15in"/>
    </style:style>
    <style:style style:name="co16" style:family="table-column">
      <style:table-column-properties fo:break-before="auto" style:column-width="1.2465in"/>
    </style:style>
    <style:style style:name="co17" style:family="table-column">
      <style:table-column-properties fo:break-before="auto" style:column-width="0.7429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1.4508in"/>
    </style:style>
    <style:style style:name="co23" style:family="table-column">
      <style:table-column-properties fo:break-before="auto" style:column-width="0.861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oonshaderHLSLProfilerData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5002" calcext:value-type="float">
            <text:p>0.1775002</text:p>
          </table:table-cell>
          <table:table-cell office:value-type="float" office:value="0.4091998" calcext:value-type="float">
            <text:p>0.40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9280019" calcext:value-type="float">
            <text:p>0.09280019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0002" calcext:value-type="float">
            <text:p>0.014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73140021" calcext:value-type="float">
            <text:p>0.73140021</text:p>
          </table:table-cell>
          <table:table-cell table:formula="of:=COM.MICROSOFT.VAR.P([.AH2:.AH301])" office:value-type="float" office:value="0.0386574659585455" calcext:value-type="float">
            <text:p>0.038657465958546</text:p>
          </table:table-cell>
          <table:table-cell table:formula="of:=COM.MICROSOFT.STDEV.P([.AH2:.AH301])" office:value-type="float" office:value="0.196615019666722" calcext:value-type="float">
            <text:p>0.196615019666722</text:p>
          </table:table-cell>
          <table:table-cell table:formula="of:=([.AJ2])/(SQRT(COUNT([.AH2:.AH301])))" office:value-type="float" office:value="0.0113515734531306" calcext:value-type="float">
            <text:p>0.011351573453131</text:p>
          </table:table-cell>
          <table:table-cell table:formula="of:=AVERAGE([.AH2:.AH301])" office:value-type="float" office:value="0.650672482981333" calcext:value-type="float">
            <text:p>0.650672482981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05001" calcext:value-type="float">
            <text:p>0.1205001</text:p>
          </table:table-cell>
          <table:table-cell office:value-type="float" office:value="0.3198999" calcext:value-type="float">
            <text:p>0.31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494002" calcext:value-type="float">
            <text:p>0.2494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6" calcext:value-type="float">
            <text:p>0.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8923002" calcext:value-type="float">
            <text:p>0.89230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35001" calcext:value-type="float">
            <text:p>0.2035001</text:p>
          </table:table-cell>
          <table:table-cell office:value-type="float" office:value="0.4907999" calcext:value-type="float">
            <text:p>0.49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8730002" calcext:value-type="float">
            <text:p>0.08730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81730002" calcext:value-type="float">
            <text:p>0.817300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7003" calcext:value-type="float">
            <text:p>0.2047003</text:p>
          </table:table-cell>
          <table:table-cell office:value-type="float" office:value="0.4248999" calcext:value-type="float">
            <text:p>0.42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1553999" calcext:value-type="float">
            <text:p>0.155399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9999" calcext:value-type="float">
            <text:p>0.04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85410009" calcext:value-type="float">
            <text:p>0.854100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27001" calcext:value-type="float">
            <text:p>0.1427001</text:p>
          </table:table-cell>
          <table:table-cell office:value-type="float" office:value="0.4206997" calcext:value-type="float">
            <text:p>0.420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711599801" calcext:value-type="float">
            <text:p>0.7115998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85001" calcext:value-type="float">
            <text:p>0.1585001</text:p>
          </table:table-cell>
          <table:table-cell office:value-type="float" office:value="0.3591999" calcext:value-type="float">
            <text:p>0.359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1318001" calcext:value-type="float">
            <text:p>0.1318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9999" calcext:value-type="float">
            <text:p>0.04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717700091" calcext:value-type="float">
            <text:p>0.7177000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31001" calcext:value-type="float">
            <text:p>0.1231001</text:p>
          </table:table-cell>
          <table:table-cell office:value-type="float" office:value="0.3289" calcext:value-type="float">
            <text:p>0.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40001" calcext:value-type="float">
            <text:p>0.066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75910011" calcext:value-type="float">
            <text:p>0.759100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35002" calcext:value-type="float">
            <text:p>0.1535002</text:p>
          </table:table-cell>
          <table:table-cell office:value-type="float" office:value="0.3986998" calcext:value-type="float">
            <text:p>0.398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9710016" calcext:value-type="float">
            <text:p>0.09710016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002" calcext:value-type="float">
            <text:p>0.026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70540018" calcext:value-type="float">
            <text:p>0.705400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53002" calcext:value-type="float">
            <text:p>0.1753002</text:p>
          </table:table-cell>
          <table:table-cell office:value-type="float" office:value="0.3729998" calcext:value-type="float">
            <text:p>0.37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9580018" calcext:value-type="float">
            <text:p>0.0958001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9998" calcext:value-type="float">
            <text:p>0.021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" calcext:value-type="float">
            <text:p>0.0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69700016" calcext:value-type="float">
            <text:p>0.697000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38001" calcext:value-type="float">
            <text:p>0.1238001</text:p>
          </table:table-cell>
          <table:table-cell office:value-type="float" office:value="0.3392998" calcext:value-type="float">
            <text:p>0.339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17002" calcext:value-type="float">
            <text:p>0.1217002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6" calcext:value-type="float">
            <text:p>0.017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62280006" calcext:value-type="float">
            <text:p>0.62280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51002" calcext:value-type="float">
            <text:p>0.1851002</text:p>
          </table:table-cell>
          <table:table-cell office:value-type="float" office:value="0.3393998" calcext:value-type="float">
            <text:p>0.339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07050038" calcext:value-type="float">
            <text:p>0.07050038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80003" calcext:value-type="float">
            <text:p>0.033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659400411" calcext:value-type="float">
            <text:p>0.6594004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39001" calcext:value-type="float">
            <text:p>0.1639001</text:p>
          </table:table-cell>
          <table:table-cell office:value-type="float" office:value="0.5034999" calcext:value-type="float">
            <text:p>0.50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899999" calcext:value-type="float">
            <text:p>0.006899999</text:p>
          </table:table-cell>
          <table:table-cell office:value-type="float" office:value="0.08160009" calcext:value-type="float">
            <text:p>0.0816000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0002" calcext:value-type="float">
            <text:p>0.013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790700112" calcext:value-type="float">
            <text:p>0.7907001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55001" calcext:value-type="float">
            <text:p>0.1555001</text:p>
          </table:table-cell>
          <table:table-cell office:value-type="float" office:value="0.3429998" calcext:value-type="float">
            <text:p>0.34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4" calcext:value-type="float">
            <text:p>0.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1.0055999" calcext:value-type="float">
            <text:p>1.00559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05001" calcext:value-type="float">
            <text:p>0.1305001</text:p>
          </table:table-cell>
          <table:table-cell office:value-type="float" office:value="0.3660999" calcext:value-type="float">
            <text:p>0.36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7440025" calcext:value-type="float">
            <text:p>0.0744002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9996" calcext:value-type="float">
            <text:p>0.011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60610021" calcext:value-type="float">
            <text:p>0.6061002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97001" calcext:value-type="float">
            <text:p>0.1097001</text:p>
          </table:table-cell>
          <table:table-cell office:value-type="float" office:value="0.2222" calcext:value-type="float">
            <text:p>0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9999" calcext:value-type="float">
            <text:p>0.025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57210009" calcext:value-type="float">
            <text:p>0.5721000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54001" calcext:value-type="float">
            <text:p>0.1154001</text:p>
          </table:table-cell>
          <table:table-cell office:value-type="float" office:value="0.2292001" calcext:value-type="float">
            <text:p>0.22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5789988" calcext:value-type="float">
            <text:p>0.0578998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9998" calcext:value-type="float">
            <text:p>0.025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44530006" calcext:value-type="float">
            <text:p>0.445300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87001" calcext:value-type="float">
            <text:p>0.1087001</text:p>
          </table:table-cell>
          <table:table-cell office:value-type="float" office:value="0.2232001" calcext:value-type="float">
            <text:p>0.22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025999" calcext:value-type="float">
            <text:p>0.2025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5731001" calcext:value-type="float">
            <text:p>0.5731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16001" calcext:value-type="float">
            <text:p>0.1116001</text:p>
          </table:table-cell>
          <table:table-cell office:value-type="float" office:value="0.2245001" calcext:value-type="float">
            <text:p>0.22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340003" calcext:value-type="float">
            <text:p>0.0634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43850023" calcext:value-type="float">
            <text:p>0.4385002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37001" calcext:value-type="float">
            <text:p>0.1437001</text:p>
          </table:table-cell>
          <table:table-cell office:value-type="float" office:value="0.3135" calcext:value-type="float">
            <text:p>0.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1071002" calcext:value-type="float">
            <text:p>0.1071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999" calcext:value-type="float">
            <text:p>0.01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599500291" calcext:value-type="float">
            <text:p>0.59950029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22001" calcext:value-type="float">
            <text:p>0.1122001</text:p>
          </table:table-cell>
          <table:table-cell office:value-type="float" office:value="0.2277001" calcext:value-type="float">
            <text:p>0.22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" calcext:value-type="float">
            <text:p>0.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521600201" calcext:value-type="float">
            <text:p>0.5216002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19002" calcext:value-type="float">
            <text:p>0.1119002</text:p>
          </table:table-cell>
          <table:table-cell office:value-type="float" office:value="0.2130001" calcext:value-type="float">
            <text:p>0.2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297999" calcext:value-type="float">
            <text:p>0.12979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4945001999" calcext:value-type="float">
            <text:p>0.49450019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89001" calcext:value-type="float">
            <text:p>0.1189001</text:p>
          </table:table-cell>
          <table:table-cell office:value-type="float" office:value="0.2269" calcext:value-type="float">
            <text:p>0.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32001" calcext:value-type="float">
            <text:p>0.13320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9997" calcext:value-type="float">
            <text:p>0.016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51600017" calcext:value-type="float">
            <text:p>0.5160001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07001" calcext:value-type="float">
            <text:p>0.1107001</text:p>
          </table:table-cell>
          <table:table-cell office:value-type="float" office:value="0.2119001" calcext:value-type="float">
            <text:p>0.21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8649994" calcext:value-type="float">
            <text:p>0.0864999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0002" calcext:value-type="float">
            <text:p>0.018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44320016" calcext:value-type="float">
            <text:p>0.443200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40001" calcext:value-type="float">
            <text:p>0.1440001</text:p>
          </table:table-cell>
          <table:table-cell office:value-type="float" office:value="0.2926999" calcext:value-type="float">
            <text:p>0.292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8130016" calcext:value-type="float">
            <text:p>0.0813001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8" calcext:value-type="float">
            <text:p>0.01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5516001399" calcext:value-type="float">
            <text:p>0.551600139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87001" calcext:value-type="float">
            <text:p>0.1287001</text:p>
          </table:table-cell>
          <table:table-cell office:value-type="float" office:value="0.2603" calcext:value-type="float">
            <text:p>0.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56001" calcext:value-type="float">
            <text:p>0.2356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00001" calcext:value-type="float">
            <text:p>0.005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9199999" calcext:value-type="float">
            <text:p>0.00919999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9190018" calcext:value-type="float">
            <text:p>0.09190018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9998" calcext:value-type="float">
            <text:p>0.033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7816003601" calcext:value-type="float">
            <text:p>0.78160036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97001" calcext:value-type="float">
            <text:p>0.1297001</text:p>
          </table:table-cell>
          <table:table-cell office:value-type="float" office:value="0.3378999" calcext:value-type="float">
            <text:p>0.33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1420998" calcext:value-type="float">
            <text:p>0.1420998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0002" calcext:value-type="float">
            <text:p>0.014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65349982" calcext:value-type="float">
            <text:p>0.6534998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47001" calcext:value-type="float">
            <text:p>0.1047001</text:p>
          </table:table-cell>
          <table:table-cell office:value-type="float" office:value="0.2364" calcext:value-type="float">
            <text:p>0.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680005" calcext:value-type="float">
            <text:p>0.0868000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1" calcext:value-type="float">
            <text:p>0.03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47810016" calcext:value-type="float">
            <text:p>0.478100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69001" calcext:value-type="float">
            <text:p>0.1169001</text:p>
          </table:table-cell>
          <table:table-cell office:value-type="float" office:value="0.2201001" calcext:value-type="float">
            <text:p>0.22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9998" calcext:value-type="float">
            <text:p>0.025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53750018" calcext:value-type="float">
            <text:p>0.5375001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97001" calcext:value-type="float">
            <text:p>0.1097001</text:p>
          </table:table-cell>
          <table:table-cell office:value-type="float" office:value="0.2196" calcext:value-type="float">
            <text:p>0.2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18999" calcext:value-type="float">
            <text:p>0.0618999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0001" calcext:value-type="float">
            <text:p>0.01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430000011" calcext:value-type="float">
            <text:p>0.43000001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57001" calcext:value-type="float">
            <text:p>0.1057001</text:p>
          </table:table-cell>
          <table:table-cell office:value-type="float" office:value="0.2031001" calcext:value-type="float">
            <text:p>0.20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489005" calcext:value-type="float">
            <text:p>0.2489005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0004" calcext:value-type="float">
            <text:p>0.018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59440074" calcext:value-type="float">
            <text:p>0.594400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42001" calcext:value-type="float">
            <text:p>0.1342001</text:p>
          </table:table-cell>
          <table:table-cell office:value-type="float" office:value="0.2632998" calcext:value-type="float">
            <text:p>0.26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939988" calcext:value-type="float">
            <text:p>0.0593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0001" calcext:value-type="float">
            <text:p>0.019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49649979" calcext:value-type="float">
            <text:p>0.496499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38001" calcext:value-type="float">
            <text:p>0.1238001</text:p>
          </table:table-cell>
          <table:table-cell office:value-type="float" office:value="0.2199" calcext:value-type="float">
            <text:p>0.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5772001011" calcext:value-type="float">
            <text:p>0.577200101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73001" calcext:value-type="float">
            <text:p>0.1273001</text:p>
          </table:table-cell>
          <table:table-cell office:value-type="float" office:value="0.3034" calcext:value-type="float">
            <text:p>0.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6410003" calcext:value-type="float">
            <text:p>0.06410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0004" calcext:value-type="float">
            <text:p>0.025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54240017" calcext:value-type="float">
            <text:p>0.5424001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54001" calcext:value-type="float">
            <text:p>0.1154001</text:p>
          </table:table-cell>
          <table:table-cell office:value-type="float" office:value="0.2261001" calcext:value-type="float">
            <text:p>0.22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5560001999" calcext:value-type="float">
            <text:p>0.556000199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39001" calcext:value-type="float">
            <text:p>0.1139001</text:p>
          </table:table-cell>
          <table:table-cell office:value-type="float" office:value="0.2189" calcext:value-type="float">
            <text:p>0.2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640004" calcext:value-type="float">
            <text:p>0.0864000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47280014" calcext:value-type="float">
            <text:p>0.4728001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64001" calcext:value-type="float">
            <text:p>0.1064001</text:p>
          </table:table-cell>
          <table:table-cell office:value-type="float" office:value="0.2152001" calcext:value-type="float">
            <text:p>0.21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0004" calcext:value-type="float">
            <text:p>0.018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54390024" calcext:value-type="float">
            <text:p>0.543900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90002" calcext:value-type="float">
            <text:p>0.1590002</text:p>
          </table:table-cell>
          <table:table-cell office:value-type="float" office:value="0.2684999" calcext:value-type="float">
            <text:p>0.26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6080011" calcext:value-type="float">
            <text:p>0.0608001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0002" calcext:value-type="float">
            <text:p>0.01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52590023" calcext:value-type="float">
            <text:p>0.5259002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26001" calcext:value-type="float">
            <text:p>0.1126001</text:p>
          </table:table-cell>
          <table:table-cell office:value-type="float" office:value="0.2462001" calcext:value-type="float">
            <text:p>0.24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5051001" calcext:value-type="float">
            <text:p>0.5051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0001" calcext:value-type="float">
            <text:p>0.02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9070003099" calcext:value-type="float">
            <text:p>0.907000309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10001" calcext:value-type="float">
            <text:p>0.1310001</text:p>
          </table:table-cell>
          <table:table-cell office:value-type="float" office:value="0.2626998" calcext:value-type="float">
            <text:p>0.262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6880001" calcext:value-type="float">
            <text:p>0.06880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0002" calcext:value-type="float">
            <text:p>0.018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5010999299" calcext:value-type="float">
            <text:p>0.501099929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187001" calcext:value-type="float">
            <text:p>0.1187001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749001" calcext:value-type="float">
            <text:p>0.1749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9997" calcext:value-type="float">
            <text:p>0.0214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56330017" calcext:value-type="float">
            <text:p>0.5633001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34001" calcext:value-type="float">
            <text:p>0.1134001</text:p>
          </table:table-cell>
          <table:table-cell office:value-type="float" office:value="0.2041001" calcext:value-type="float">
            <text:p>0.20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7309998" calcext:value-type="float">
            <text:p>0.0730999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9999" calcext:value-type="float">
            <text:p>0.01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42250017" calcext:value-type="float">
            <text:p>0.4225001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456" calcext:value-type="float">
            <text:p>0.2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00001" calcext:value-type="float">
            <text:p>0.00550000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9996" calcext:value-type="float">
            <text:p>0.018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512099961" calcext:value-type="float">
            <text:p>0.51209996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14001" calcext:value-type="float">
            <text:p>0.1214001</text:p>
          </table:table-cell>
          <table:table-cell office:value-type="float" office:value="0.3730999" calcext:value-type="float">
            <text:p>0.37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690031" calcext:value-type="float">
            <text:p>0.0669003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0002" calcext:value-type="float">
            <text:p>0.017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60090033" calcext:value-type="float">
            <text:p>0.6009003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50001" calcext:value-type="float">
            <text:p>0.1150001</text:p>
          </table:table-cell>
          <table:table-cell office:value-type="float" office:value="0.2255" calcext:value-type="float">
            <text:p>0.2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687002" calcext:value-type="float">
            <text:p>0.1687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9995" calcext:value-type="float">
            <text:p>0.022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55010025" calcext:value-type="float">
            <text:p>0.5501002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005001" calcext:value-type="float">
            <text:p>0.1005001</text:p>
          </table:table-cell>
          <table:table-cell office:value-type="float" office:value="0.2408001" calcext:value-type="float">
            <text:p>0.24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5719994" calcext:value-type="float">
            <text:p>0.0571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9999" calcext:value-type="float">
            <text:p>0.02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4369001299" calcext:value-type="float">
            <text:p>0.436900129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505002" calcext:value-type="float">
            <text:p>0.1505002</text:p>
          </table:table-cell>
          <table:table-cell office:value-type="float" office:value="0.3285998" calcext:value-type="float">
            <text:p>0.328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6540018" calcext:value-type="float">
            <text:p>0.0654001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9" calcext:value-type="float">
            <text:p>0.01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57560017" calcext:value-type="float">
            <text:p>0.5756001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090001" calcext:value-type="float">
            <text:p>0.1090001</text:p>
          </table:table-cell>
          <table:table-cell office:value-type="float" office:value="0.2370001" calcext:value-type="float">
            <text:p>0.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742001" calcext:value-type="float">
            <text:p>0.1742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5530003" calcext:value-type="float">
            <text:p>0.553000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58001" calcext:value-type="float">
            <text:p>0.1058001</text:p>
          </table:table-cell>
          <table:table-cell office:value-type="float" office:value="0.2096" calcext:value-type="float">
            <text:p>0.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189994" calcext:value-type="float">
            <text:p>0.0618999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9" calcext:value-type="float">
            <text:p>0.01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41250003" calcext:value-type="float">
            <text:p>0.4125000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50001" calcext:value-type="float">
            <text:p>0.1150001</text:p>
          </table:table-cell>
          <table:table-cell office:value-type="float" office:value="0.2467" calcext:value-type="float">
            <text:p>0.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548001" calcext:value-type="float">
            <text:p>0.1548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" calcext:value-type="float">
            <text:p>0.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5635002001" calcext:value-type="float">
            <text:p>0.56350020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46001" calcext:value-type="float">
            <text:p>0.1446001</text:p>
          </table:table-cell>
          <table:table-cell office:value-type="float" office:value="0.2744998" calcext:value-type="float">
            <text:p>0.274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8000018" calcext:value-type="float">
            <text:p>0.0800001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0001" calcext:value-type="float">
            <text:p>0.021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5428000899" calcext:value-type="float">
            <text:p>0.542800089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2649999" calcext:value-type="float">
            <text:p>0.26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4206002" calcext:value-type="float">
            <text:p>0.4206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9998" calcext:value-type="float">
            <text:p>0.026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85910008" calcext:value-type="float">
            <text:p>0.8591000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330001" calcext:value-type="float">
            <text:p>0.1330001</text:p>
          </table:table-cell>
          <table:table-cell office:value-type="float" office:value="0.2351001" calcext:value-type="float">
            <text:p>0.23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730016" calcext:value-type="float">
            <text:p>0.0673001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1" calcext:value-type="float">
            <text:p>0.02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4741003699" calcext:value-type="float">
            <text:p>0.474100369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33001" calcext:value-type="float">
            <text:p>0.1333001</text:p>
          </table:table-cell>
          <table:table-cell office:value-type="float" office:value="0.2619998" calcext:value-type="float">
            <text:p>0.26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634002" calcext:value-type="float">
            <text:p>0.1634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8" calcext:value-type="float">
            <text:p>0.021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60530008" calcext:value-type="float">
            <text:p>0.6053000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2490001" calcext:value-type="float">
            <text:p>0.2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6199988" calcext:value-type="float">
            <text:p>0.06199988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4524000799" calcext:value-type="float">
            <text:p>0.452400079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136001" calcext:value-type="float">
            <text:p>0.1136001</text:p>
          </table:table-cell>
          <table:table-cell office:value-type="float" office:value="0.2203001" calcext:value-type="float">
            <text:p>0.22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570002" calcext:value-type="float">
            <text:p>0.1570002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5315004" calcext:value-type="float">
            <text:p>0.531500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98001" calcext:value-type="float">
            <text:p>0.0998001</text:p>
          </table:table-cell>
          <table:table-cell office:value-type="float" office:value="0.2167" calcext:value-type="float">
            <text:p>0.2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839988" calcext:value-type="float">
            <text:p>0.0683998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9998" calcext:value-type="float">
            <text:p>0.026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4268999601" calcext:value-type="float">
            <text:p>0.426899960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55001" calcext:value-type="float">
            <text:p>0.1055001</text:p>
          </table:table-cell>
          <table:table-cell office:value-type="float" office:value="0.2266" calcext:value-type="float">
            <text:p>0.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424001" calcext:value-type="float">
            <text:p>0.242400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6124002" calcext:value-type="float">
            <text:p>0.612400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193001" calcext:value-type="float">
            <text:p>0.1193001</text:p>
          </table:table-cell>
          <table:table-cell office:value-type="float" office:value="0.2482" calcext:value-type="float">
            <text:p>0.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00001" calcext:value-type="float">
            <text:p>0.005300001</text:p>
          </table:table-cell>
          <table:table-cell office:value-type="float" office:value="0.06229999" calcext:value-type="float">
            <text:p>0.0622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8" calcext:value-type="float">
            <text:p>0.018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466900071" calcext:value-type="float">
            <text:p>0.46690007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70001" calcext:value-type="float">
            <text:p>0.1070001</text:p>
          </table:table-cell>
          <table:table-cell office:value-type="float" office:value="0.2199001" calcext:value-type="float">
            <text:p>0.21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864999" calcext:value-type="float">
            <text:p>0.1864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5558001" calcext:value-type="float">
            <text:p>0.555800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417001" calcext:value-type="float">
            <text:p>0.1417001</text:p>
          </table:table-cell>
          <table:table-cell office:value-type="float" office:value="0.2240001" calcext:value-type="float">
            <text:p>0.2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5569998" calcext:value-type="float">
            <text:p>0.05569998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8" calcext:value-type="float">
            <text:p>0.01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4618001609" calcext:value-type="float">
            <text:p>0.461800160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52001" calcext:value-type="float">
            <text:p>0.1052001</text:p>
          </table:table-cell>
          <table:table-cell office:value-type="float" office:value="0.2243" calcext:value-type="float">
            <text:p>0.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085001" calcext:value-type="float">
            <text:p>0.2085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6660017" calcext:value-type="float">
            <text:p>0.0666001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65510037" calcext:value-type="float">
            <text:p>0.6551003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2916999" calcext:value-type="float">
            <text:p>0.29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779001" calcext:value-type="float">
            <text:p>0.1779001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6429" calcext:value-type="float">
            <text:p>0.642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3561998" calcext:value-type="float">
            <text:p>0.356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900001" calcext:value-type="float">
            <text:p>0.008900001</text:p>
          </table:table-cell>
          <table:table-cell office:value-type="float" office:value="0.5609997" calcext:value-type="float">
            <text:p>0.5609997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0002" calcext:value-type="float">
            <text:p>0.02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1.132299521" calcext:value-type="float">
            <text:p>1.13229952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473002" calcext:value-type="float">
            <text:p>0.1473002</text:p>
          </table:table-cell>
          <table:table-cell office:value-type="float" office:value="0.3191998" calcext:value-type="float">
            <text:p>0.31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200001" calcext:value-type="float">
            <text:p>0.009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8980013" calcext:value-type="float">
            <text:p>0.0898001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49996" calcext:value-type="float">
            <text:p>0.036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621800091" calcext:value-type="float">
            <text:p>0.62180009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36001" calcext:value-type="float">
            <text:p>0.1236001</text:p>
          </table:table-cell>
          <table:table-cell office:value-type="float" office:value="0.2348001" calcext:value-type="float">
            <text:p>0.23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2082002" calcext:value-type="float">
            <text:p>0.2082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0005" calcext:value-type="float">
            <text:p>0.021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607900451" calcext:value-type="float">
            <text:p>0.60790045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545001" calcext:value-type="float">
            <text:p>0.1545001</text:p>
          </table:table-cell>
          <table:table-cell office:value-type="float" office:value="0.3373998" calcext:value-type="float">
            <text:p>0.337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7480029" calcext:value-type="float">
            <text:p>0.0748002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9999" calcext:value-type="float">
            <text:p>0.042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6323001799" calcext:value-type="float">
            <text:p>0.63230017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267001" calcext:value-type="float">
            <text:p>0.2267001</text:p>
          </table:table-cell>
          <table:table-cell office:value-type="float" office:value="0.5156001" calcext:value-type="float">
            <text:p>0.51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378001" calcext:value-type="float">
            <text:p>0.1378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04" calcext:value-type="float">
            <text:p>0.021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93240034" calcext:value-type="float">
            <text:p>0.9324003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693001" calcext:value-type="float">
            <text:p>0.1693001</text:p>
          </table:table-cell>
          <table:table-cell office:value-type="float" office:value="0.5136001" calcext:value-type="float">
            <text:p>0.51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09870014" calcext:value-type="float">
            <text:p>0.09870014</text:p>
          </table:table-cell>
          <table:table-cell office:value-type="float" office:value="0.0047" calcext:value-type="float">
            <text:p>0.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0001" calcext:value-type="float">
            <text:p>0.01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827200351" calcext:value-type="float">
            <text:p>0.82720035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737002" calcext:value-type="float">
            <text:p>0.1737002</text:p>
          </table:table-cell>
          <table:table-cell office:value-type="float" office:value="0.4675998" calcext:value-type="float">
            <text:p>0.467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9999" calcext:value-type="float">
            <text:p>0.010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813099991" calcext:value-type="float">
            <text:p>0.81309999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124002" calcext:value-type="float">
            <text:p>0.2124002</text:p>
          </table:table-cell>
          <table:table-cell office:value-type="float" office:value="0.3966" calcext:value-type="float">
            <text:p>0.3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1" calcext:value-type="float">
            <text:p>0.0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1255001" calcext:value-type="float">
            <text:p>0.1255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9999" calcext:value-type="float">
            <text:p>0.02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83400029" calcext:value-type="float">
            <text:p>0.8340002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17001" calcext:value-type="float">
            <text:p>0.1617001</text:p>
          </table:table-cell>
          <table:table-cell office:value-type="float" office:value="0.4758999" calcext:value-type="float">
            <text:p>0.475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09250022" calcext:value-type="float">
            <text:p>0.0925002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771400221" calcext:value-type="float">
            <text:p>0.77140022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038002" calcext:value-type="float">
            <text:p>0.2038002</text:p>
          </table:table-cell>
          <table:table-cell office:value-type="float" office:value="0.5501" calcext:value-type="float">
            <text:p>0.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" calcext:value-type="float">
            <text:p>0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483998" calcext:value-type="float">
            <text:p>0.1483998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6" calcext:value-type="float">
            <text:p>0.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1.27" calcext:value-type="float">
            <text:p>1.2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534002" calcext:value-type="float">
            <text:p>0.1534002</text:p>
          </table:table-cell>
          <table:table-cell office:value-type="float" office:value="0.4005999" calcext:value-type="float">
            <text:p>0.40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1047001" calcext:value-type="float">
            <text:p>0.1047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714100201" calcext:value-type="float">
            <text:p>0.7141002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417001" calcext:value-type="float">
            <text:p>0.1417001</text:p>
          </table:table-cell>
          <table:table-cell office:value-type="float" office:value="0.4160998" calcext:value-type="float">
            <text:p>0.416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6880001" calcext:value-type="float">
            <text:p>0.06880001</text:p>
          </table:table-cell>
          <table:table-cell office:value-type="float" office:value="0.1366001" calcext:value-type="float">
            <text:p>0.1366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9998" calcext:value-type="float">
            <text:p>0.013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802999991" calcext:value-type="float">
            <text:p>0.80299999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893001" calcext:value-type="float">
            <text:p>0.1893001</text:p>
          </table:table-cell>
          <table:table-cell office:value-type="float" office:value="0.4729" calcext:value-type="float">
            <text:p>0.4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09130017" calcext:value-type="float">
            <text:p>0.09130017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6" calcext:value-type="float">
            <text:p>0.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889900271" calcext:value-type="float">
            <text:p>0.88990027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965002" calcext:value-type="float">
            <text:p>0.1965002</text:p>
          </table:table-cell>
          <table:table-cell office:value-type="float" office:value="0.4260998" calcext:value-type="float">
            <text:p>0.426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1" calcext:value-type="float">
            <text:p>0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8900002" calcext:value-type="float">
            <text:p>0.008900002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" calcext:value-type="float">
            <text:p>0.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841100002" calcext:value-type="float">
            <text:p>0.84110000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479002" calcext:value-type="float">
            <text:p>0.1479002</text:p>
          </table:table-cell>
          <table:table-cell office:value-type="float" office:value="0.4395999" calcext:value-type="float">
            <text:p>0.43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2" calcext:value-type="float">
            <text:p>0.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091001" calcext:value-type="float">
            <text:p>0.10910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9999" calcext:value-type="float">
            <text:p>0.029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75720019" calcext:value-type="float">
            <text:p>0.7572001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502001" calcext:value-type="float">
            <text:p>0.1502001</text:p>
          </table:table-cell>
          <table:table-cell office:value-type="float" office:value="0.3775999" calcext:value-type="float">
            <text:p>0.37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7720018" calcext:value-type="float">
            <text:p>0.0772001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9996" calcext:value-type="float">
            <text:p>0.024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64930014" calcext:value-type="float">
            <text:p>0.6493001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642001" calcext:value-type="float">
            <text:p>0.1642001</text:p>
          </table:table-cell>
          <table:table-cell office:value-type="float" office:value="0.3600999" calcext:value-type="float">
            <text:p>0.36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9530004" calcext:value-type="float">
            <text:p>0.09530004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80002" calcext:value-type="float">
            <text:p>0.035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697000061" calcext:value-type="float">
            <text:p>0.69700006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688001" calcext:value-type="float">
            <text:p>0.1688001</text:p>
          </table:table-cell>
          <table:table-cell office:value-type="float" office:value="0.3670999" calcext:value-type="float">
            <text:p>0.36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5966002" calcext:value-type="float">
            <text:p>0.5966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9998" calcext:value-type="float">
            <text:p>0.022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1.18120018" calcext:value-type="float">
            <text:p>1.1812001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302001" calcext:value-type="float">
            <text:p>0.1302001</text:p>
          </table:table-cell>
          <table:table-cell office:value-type="float" office:value="0.3598998" calcext:value-type="float">
            <text:p>0.359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08710029" calcext:value-type="float">
            <text:p>0.0871002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6160001911" calcext:value-type="float">
            <text:p>0.616000191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412001" calcext:value-type="float">
            <text:p>0.1412001</text:p>
          </table:table-cell>
          <table:table-cell office:value-type="float" office:value="0.3254999" calcext:value-type="float">
            <text:p>0.325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00001" calcext:value-type="float">
            <text:p>0.0045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881003" calcext:value-type="float">
            <text:p>0.1881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0001" calcext:value-type="float">
            <text:p>0.019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696300311" calcext:value-type="float">
            <text:p>0.69630031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746001" calcext:value-type="float">
            <text:p>0.1746001</text:p>
          </table:table-cell>
          <table:table-cell office:value-type="float" office:value="0.4561" calcext:value-type="float">
            <text:p>0.4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07510041" calcext:value-type="float">
            <text:p>0.0751004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757300511" calcext:value-type="float">
            <text:p>0.75730051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46001" calcext:value-type="float">
            <text:p>0.1346001</text:p>
          </table:table-cell>
          <table:table-cell office:value-type="float" office:value="0.3061999" calcext:value-type="float">
            <text:p>0.30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0004" calcext:value-type="float">
            <text:p>0.029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654400041" calcext:value-type="float">
            <text:p>0.65440004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852002" calcext:value-type="float">
            <text:p>0.1852002</text:p>
          </table:table-cell>
          <table:table-cell office:value-type="float" office:value="0.3714998" calcext:value-type="float">
            <text:p>0.371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7910024" calcext:value-type="float">
            <text:p>0.07910024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003" calcext:value-type="float">
            <text:p>0.012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67150027" calcext:value-type="float">
            <text:p>0.6715002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698002" calcext:value-type="float">
            <text:p>0.1698002</text:p>
          </table:table-cell>
          <table:table-cell office:value-type="float" office:value="0.3643998" calcext:value-type="float">
            <text:p>0.364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9999" calcext:value-type="float">
            <text:p>0.01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69029999" calcext:value-type="float">
            <text:p>0.6902999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128002" calcext:value-type="float">
            <text:p>0.2128002</text:p>
          </table:table-cell>
          <table:table-cell office:value-type="float" office:value="0.4031999" calcext:value-type="float">
            <text:p>0.403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7500001" calcext:value-type="float">
            <text:p>0.0075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1555004" calcext:value-type="float">
            <text:p>0.1555004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7" calcext:value-type="float">
            <text:p>0.023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1.116400472" calcext:value-type="float">
            <text:p>1.11640047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94001" calcext:value-type="float">
            <text:p>0.1594001</text:p>
          </table:table-cell>
          <table:table-cell office:value-type="float" office:value="0.4962" calcext:value-type="float">
            <text:p>0.4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8600028" calcext:value-type="float">
            <text:p>0.0860002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0002" calcext:value-type="float">
            <text:p>0.025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7887004" calcext:value-type="float">
            <text:p>0.788700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646002" calcext:value-type="float">
            <text:p>0.1646002</text:p>
          </table:table-cell>
          <table:table-cell office:value-type="float" office:value="0.4242" calcext:value-type="float">
            <text:p>0.4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00001" calcext:value-type="float">
            <text:p>0.0057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8000001" calcext:value-type="float">
            <text:p>0.008000001</text:p>
          </table:table-cell>
          <table:table-cell office:value-type="float" office:value="0.2998003" calcext:value-type="float">
            <text:p>0.299800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7" calcext:value-type="float">
            <text:p>0.033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959300472" calcext:value-type="float">
            <text:p>0.95930047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94001" calcext:value-type="float">
            <text:p>0.1494001</text:p>
          </table:table-cell>
          <table:table-cell office:value-type="float" office:value="0.4151001" calcext:value-type="float">
            <text:p>0.41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8660004" calcext:value-type="float">
            <text:p>0.08660004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2" calcext:value-type="float">
            <text:p>0.020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70040026" calcext:value-type="float">
            <text:p>0.7004002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604002" calcext:value-type="float">
            <text:p>0.1604002</text:p>
          </table:table-cell>
          <table:table-cell office:value-type="float" office:value="0.3727998" calcext:value-type="float">
            <text:p>0.372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351" calcext:value-type="float">
            <text:p>0.35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0002" calcext:value-type="float">
            <text:p>0.018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93100002" calcext:value-type="float">
            <text:p>0.9310000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56001" calcext:value-type="float">
            <text:p>0.1356001</text:p>
          </table:table-cell>
          <table:table-cell office:value-type="float" office:value="0.3669999" calcext:value-type="float">
            <text:p>0.3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07600001" calcext:value-type="float">
            <text:p>0.07600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6" calcext:value-type="float">
            <text:p>0.022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627599971" calcext:value-type="float">
            <text:p>0.62759997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45001" calcext:value-type="float">
            <text:p>0.1245001</text:p>
          </table:table-cell>
          <table:table-cell office:value-type="float" office:value="0.2780998" calcext:value-type="float">
            <text:p>0.278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8350016" calcext:value-type="float">
            <text:p>0.08350016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1" calcext:value-type="float">
            <text:p>0.02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52650007" calcext:value-type="float">
            <text:p>0.5265000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188001" calcext:value-type="float">
            <text:p>0.1188001</text:p>
          </table:table-cell>
          <table:table-cell office:value-type="float" office:value="0.2406" calcext:value-type="float">
            <text:p>0.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126999" calcext:value-type="float">
            <text:p>0.1126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5107" calcext:value-type="float">
            <text:p>0.510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099001" calcext:value-type="float">
            <text:p>0.1099001</text:p>
          </table:table-cell>
          <table:table-cell office:value-type="float" office:value="0.2209" calcext:value-type="float">
            <text:p>0.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9909994" calcext:value-type="float">
            <text:p>0.0990999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46600004" calcext:value-type="float">
            <text:p>0.4660000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83002" calcext:value-type="float">
            <text:p>0.1183002</text:p>
          </table:table-cell>
          <table:table-cell office:value-type="float" office:value="0.2225" calcext:value-type="float">
            <text:p>0.2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9639991" calcext:value-type="float">
            <text:p>0.0963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8380011" calcext:value-type="float">
            <text:p>0.4838001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27001" calcext:value-type="float">
            <text:p>0.1127001</text:p>
          </table:table-cell>
          <table:table-cell office:value-type="float" office:value="0.2117" calcext:value-type="float">
            <text:p>0.2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457998" calcext:value-type="float">
            <text:p>0.1457998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0001" calcext:value-type="float">
            <text:p>0.01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50899991" calcext:value-type="float">
            <text:p>0.5089999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165001" calcext:value-type="float">
            <text:p>0.1165001</text:p>
          </table:table-cell>
          <table:table-cell office:value-type="float" office:value="0.2164" calcext:value-type="float">
            <text:p>0.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027999" calcext:value-type="float">
            <text:p>0.1027999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9999" calcext:value-type="float">
            <text:p>0.02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48139999" calcext:value-type="float">
            <text:p>0.481399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376001" calcext:value-type="float">
            <text:p>0.1376001</text:p>
          </table:table-cell>
          <table:table-cell office:value-type="float" office:value="0.2470001" calcext:value-type="float">
            <text:p>0.2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1009999" calcext:value-type="float">
            <text:p>0.100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1" calcext:value-type="float">
            <text:p>0.01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516200111" calcext:value-type="float">
            <text:p>0.51620011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156001" calcext:value-type="float">
            <text:p>0.1156001</text:p>
          </table:table-cell>
          <table:table-cell office:value-type="float" office:value="0.2545999" calcext:value-type="float">
            <text:p>0.254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6215005" calcext:value-type="float">
            <text:p>0.6215005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0001" calcext:value-type="float">
            <text:p>0.03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1.04880051" calcext:value-type="float">
            <text:p>1.0488005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54001" calcext:value-type="float">
            <text:p>0.1554001</text:p>
          </table:table-cell>
          <table:table-cell office:value-type="float" office:value="0.3372999" calcext:value-type="float">
            <text:p>0.337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7060014" calcext:value-type="float">
            <text:p>0.0706001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0004" calcext:value-type="float">
            <text:p>0.015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60240018" calcext:value-type="float">
            <text:p>0.6024001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121001" calcext:value-type="float">
            <text:p>0.1121001</text:p>
          </table:table-cell>
          <table:table-cell office:value-type="float" office:value="0.2283001" calcext:value-type="float">
            <text:p>0.2283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3" calcext:value-type="float">
            <text:p>0.015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5730002301" calcext:value-type="float">
            <text:p>0.57300023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49001" calcext:value-type="float">
            <text:p>0.1049001</text:p>
          </table:table-cell>
          <table:table-cell office:value-type="float" office:value="0.2285001" calcext:value-type="float">
            <text:p>0.22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5649979" calcext:value-type="float">
            <text:p>0.0564997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0002" calcext:value-type="float">
            <text:p>0.018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42620001" calcext:value-type="float">
            <text:p>0.4262000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323001" calcext:value-type="float">
            <text:p>0.1323001</text:p>
          </table:table-cell>
          <table:table-cell office:value-type="float" office:value="0.2948999" calcext:value-type="float">
            <text:p>0.29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1030006" calcext:value-type="float">
            <text:p>0.103000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8" calcext:value-type="float">
            <text:p>0.010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563800581" calcext:value-type="float">
            <text:p>0.56380058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148001" calcext:value-type="float">
            <text:p>0.1148001</text:p>
          </table:table-cell>
          <table:table-cell office:value-type="float" office:value="0.2768998" calcext:value-type="float">
            <text:p>0.276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645002" calcext:value-type="float">
            <text:p>0.1645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0005" calcext:value-type="float">
            <text:p>0.013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59140015" calcext:value-type="float">
            <text:p>0.5914001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226001" calcext:value-type="float">
            <text:p>0.1226001</text:p>
          </table:table-cell>
          <table:table-cell office:value-type="float" office:value="0.2526" calcext:value-type="float">
            <text:p>0.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7510003" calcext:value-type="float">
            <text:p>0.0751000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9" calcext:value-type="float">
            <text:p>0.019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49260012" calcext:value-type="float">
            <text:p>0.4926001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494001" calcext:value-type="float">
            <text:p>0.1494001</text:p>
          </table:table-cell>
          <table:table-cell office:value-type="float" office:value="0.3198999" calcext:value-type="float">
            <text:p>0.31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2" calcext:value-type="float">
            <text:p>0.026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65140002" calcext:value-type="float">
            <text:p>0.6514000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303001" calcext:value-type="float">
            <text:p>0.1303001</text:p>
          </table:table-cell>
          <table:table-cell office:value-type="float" office:value="0.2560998" calcext:value-type="float">
            <text:p>0.256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1292002" calcext:value-type="float">
            <text:p>0.1292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6" calcext:value-type="float">
            <text:p>0.011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555100061" calcext:value-type="float">
            <text:p>0.55510006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66001" calcext:value-type="float">
            <text:p>0.1366001</text:p>
          </table:table-cell>
          <table:table-cell office:value-type="float" office:value="0.2832998" calcext:value-type="float">
            <text:p>0.28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89002" calcext:value-type="float">
            <text:p>0.1289002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0005" calcext:value-type="float">
            <text:p>0.031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60690015" calcext:value-type="float">
            <text:p>0.6069001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19002" calcext:value-type="float">
            <text:p>0.1419002</text:p>
          </table:table-cell>
          <table:table-cell office:value-type="float" office:value="0.3108" calcext:value-type="float">
            <text:p>0.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00001" calcext:value-type="float">
            <text:p>0.006400001</text:p>
          </table:table-cell>
          <table:table-cell office:value-type="float" office:value="0.09180019" calcext:value-type="float">
            <text:p>0.0918001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592200391" calcext:value-type="float">
            <text:p>0.59220039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3698999" calcext:value-type="float">
            <text:p>0.36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800001" calcext:value-type="float">
            <text:p>0.007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9019993" calcext:value-type="float">
            <text:p>0.09019993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50006" calcext:value-type="float">
            <text:p>0.0985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741399891" calcext:value-type="float">
            <text:p>0.74139989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307001" calcext:value-type="float">
            <text:p>0.1307001</text:p>
          </table:table-cell>
          <table:table-cell office:value-type="float" office:value="0.3281999" calcext:value-type="float">
            <text:p>0.32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5953001" calcext:value-type="float">
            <text:p>0.5953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" calcext:value-type="float">
            <text:p>0.01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1.0957" calcext:value-type="float">
            <text:p>1.095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099001" calcext:value-type="float">
            <text:p>0.1099001</text:p>
          </table:table-cell>
          <table:table-cell office:value-type="float" office:value="0.2342" calcext:value-type="float">
            <text:p>0.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6440002" calcext:value-type="float">
            <text:p>0.06440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45170012" calcext:value-type="float">
            <text:p>0.451700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205002" calcext:value-type="float">
            <text:p>0.1205002</text:p>
          </table:table-cell>
          <table:table-cell office:value-type="float" office:value="0.2274" calcext:value-type="float">
            <text:p>0.2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888001" calcext:value-type="float">
            <text:p>0.1888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4" calcext:value-type="float">
            <text:p>0.027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58140034" calcext:value-type="float">
            <text:p>0.5814003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136001" calcext:value-type="float">
            <text:p>0.1136001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609997" calcext:value-type="float">
            <text:p>0.05609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001" calcext:value-type="float">
            <text:p>0.0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41540008" calcext:value-type="float">
            <text:p>0.4154000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116001" calcext:value-type="float">
            <text:p>0.1116001</text:p>
          </table:table-cell>
          <table:table-cell office:value-type="float" office:value="0.2207001" calcext:value-type="float">
            <text:p>0.22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2036003" calcext:value-type="float">
            <text:p>0.2036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0002" calcext:value-type="float">
            <text:p>0.027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582400521" calcext:value-type="float">
            <text:p>0.58240052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185001" calcext:value-type="float">
            <text:p>0.1185001</text:p>
          </table:table-cell>
          <table:table-cell office:value-type="float" office:value="0.2451" calcext:value-type="float">
            <text:p>0.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6199997" calcext:value-type="float">
            <text:p>0.0619999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4658000711" calcext:value-type="float">
            <text:p>0.465800071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26001" calcext:value-type="float">
            <text:p>0.1226001</text:p>
          </table:table-cell>
          <table:table-cell office:value-type="float" office:value="0.3103999" calcext:value-type="float">
            <text:p>0.310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000001" calcext:value-type="float">
            <text:p>0.009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080018" calcext:value-type="float">
            <text:p>0.0708001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9995" calcext:value-type="float">
            <text:p>0.0155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751600131" calcext:value-type="float">
            <text:p>0.75160013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163001" calcext:value-type="float">
            <text:p>0.1163001</text:p>
          </table:table-cell>
          <table:table-cell office:value-type="float" office:value="0.2209001" calcext:value-type="float">
            <text:p>0.22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939001" calcext:value-type="float">
            <text:p>0.1939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5" calcext:value-type="float">
            <text:p>0.023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57210025" calcext:value-type="float">
            <text:p>0.5721002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597001" calcext:value-type="float">
            <text:p>0.1597001</text:p>
          </table:table-cell>
          <table:table-cell office:value-type="float" office:value="0.3745997" calcext:value-type="float">
            <text:p>0.374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6309982" calcext:value-type="float">
            <text:p>0.0630998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62859962" calcext:value-type="float">
            <text:p>0.6285996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186001" calcext:value-type="float">
            <text:p>0.1186001</text:p>
          </table:table-cell>
          <table:table-cell office:value-type="float" office:value="0.2401001" calcext:value-type="float">
            <text:p>0.2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784998" calcext:value-type="float">
            <text:p>0.178499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0001" calcext:value-type="float">
            <text:p>0.02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58600001" calcext:value-type="float">
            <text:p>0.5860000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196001" calcext:value-type="float">
            <text:p>0.1196001</text:p>
          </table:table-cell>
          <table:table-cell office:value-type="float" office:value="0.2448" calcext:value-type="float">
            <text:p>0.2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06119994" calcext:value-type="float">
            <text:p>0.06119994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.02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4679000308" calcext:value-type="float">
            <text:p>0.467900030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326001" calcext:value-type="float">
            <text:p>0.1326001</text:p>
          </table:table-cell>
          <table:table-cell office:value-type="float" office:value="0.2619999" calcext:value-type="float">
            <text:p>0.26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4113001" calcext:value-type="float">
            <text:p>0.4113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0002" calcext:value-type="float">
            <text:p>0.031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85850012" calcext:value-type="float">
            <text:p>0.8585001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453001" calcext:value-type="float">
            <text:p>0.1453001</text:p>
          </table:table-cell>
          <table:table-cell office:value-type="float" office:value="0.2794998" calcext:value-type="float">
            <text:p>0.279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8440019" calcext:value-type="float">
            <text:p>0.084400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9995" calcext:value-type="float">
            <text:p>0.021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55610004" calcext:value-type="float">
            <text:p>0.5561000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167001" calcext:value-type="float">
            <text:p>0.1167001</text:p>
          </table:table-cell>
          <table:table-cell office:value-type="float" office:value="0.2231001" calcext:value-type="float">
            <text:p>0.22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651002" calcext:value-type="float">
            <text:p>0.1651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9999" calcext:value-type="float">
            <text:p>0.02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54700039" calcext:value-type="float">
            <text:p>0.5470003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102001" calcext:value-type="float">
            <text:p>0.1102001</text:p>
          </table:table-cell>
          <table:table-cell office:value-type="float" office:value="0.2231001" calcext:value-type="float">
            <text:p>0.22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219982" calcext:value-type="float">
            <text:p>0.06219982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1" calcext:value-type="float">
            <text:p>0.01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43410003" calcext:value-type="float">
            <text:p>0.4341000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412001" calcext:value-type="float">
            <text:p>0.1412001</text:p>
          </table:table-cell>
          <table:table-cell office:value-type="float" office:value="0.2233001" calcext:value-type="float">
            <text:p>0.22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608003" calcext:value-type="float">
            <text:p>0.1608003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5671005" calcext:value-type="float">
            <text:p>0.567100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107001" calcext:value-type="float">
            <text:p>0.1107001</text:p>
          </table:table-cell>
          <table:table-cell office:value-type="float" office:value="0.2054" calcext:value-type="float">
            <text:p>0.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00001" calcext:value-type="float">
            <text:p>0.0027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6929988" calcext:value-type="float">
            <text:p>0.0692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8" calcext:value-type="float">
            <text:p>0.01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421399961" calcext:value-type="float">
            <text:p>0.42139996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121001" calcext:value-type="float">
            <text:p>0.1121001</text:p>
          </table:table-cell>
          <table:table-cell office:value-type="float" office:value="0.2234" calcext:value-type="float">
            <text:p>0.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732002" calcext:value-type="float">
            <text:p>0.1732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9998" calcext:value-type="float">
            <text:p>0.023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55360028" calcext:value-type="float">
            <text:p>0.553600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135001" calcext:value-type="float">
            <text:p>0.1135001</text:p>
          </table:table-cell>
          <table:table-cell office:value-type="float" office:value="0.2237001" calcext:value-type="float">
            <text:p>0.22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310001" calcext:value-type="float">
            <text:p>0.06310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45160021" calcext:value-type="float">
            <text:p>0.4516002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99001" calcext:value-type="float">
            <text:p>0.1099001</text:p>
          </table:table-cell>
          <table:table-cell office:value-type="float" office:value="0.2198001" calcext:value-type="float">
            <text:p>0.21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00001" calcext:value-type="float">
            <text:p>0.0023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546001" calcext:value-type="float">
            <text:p>0.1546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.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527500311" calcext:value-type="float">
            <text:p>0.52750031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232001" calcext:value-type="float">
            <text:p>0.1232001</text:p>
          </table:table-cell>
          <table:table-cell office:value-type="float" office:value="0.2283" calcext:value-type="float">
            <text:p>0.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539991" calcext:value-type="float">
            <text:p>0.06539991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0002" calcext:value-type="float">
            <text:p>0.017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45570003" calcext:value-type="float">
            <text:p>0.4557000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2145001" calcext:value-type="float">
            <text:p>0.21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0001" calcext:value-type="float">
            <text:p>0.027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5809002099" calcext:value-type="float">
            <text:p>0.580900209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056001" calcext:value-type="float">
            <text:p>0.1056001</text:p>
          </table:table-cell>
          <table:table-cell office:value-type="float" office:value="0.2218001" calcext:value-type="float">
            <text:p>0.22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00001" calcext:value-type="float">
            <text:p>0.0024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389994" calcext:value-type="float">
            <text:p>0.0538999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0002" calcext:value-type="float">
            <text:p>0.019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417700161" calcext:value-type="float">
            <text:p>0.41770016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71001" calcext:value-type="float">
            <text:p>0.1271001</text:p>
          </table:table-cell>
          <table:table-cell office:value-type="float" office:value="0.2901998" calcext:value-type="float">
            <text:p>0.290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00001" calcext:value-type="float">
            <text:p>0.00580000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9998" calcext:value-type="float">
            <text:p>0.012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588799881" calcext:value-type="float">
            <text:p>0.58879988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179001" calcext:value-type="float">
            <text:p>0.1179001</text:p>
          </table:table-cell>
          <table:table-cell office:value-type="float" office:value="0.2409" calcext:value-type="float">
            <text:p>0.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5782002" calcext:value-type="float">
            <text:p>0.5782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0004" calcext:value-type="float">
            <text:p>0.022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98140034" calcext:value-type="float">
            <text:p>0.9814003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130001" calcext:value-type="float">
            <text:p>0.1130001</text:p>
          </table:table-cell>
          <table:table-cell office:value-type="float" office:value="0.2298" calcext:value-type="float">
            <text:p>0.2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270003" calcext:value-type="float">
            <text:p>0.0627000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9999" calcext:value-type="float">
            <text:p>0.02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45350012" calcext:value-type="float">
            <text:p>0.4535001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131001" calcext:value-type="float">
            <text:p>0.1131001</text:p>
          </table:table-cell>
          <table:table-cell office:value-type="float" office:value="0.2279001" calcext:value-type="float">
            <text:p>0.22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4" calcext:value-type="float">
            <text:p>0.019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54970024" calcext:value-type="float">
            <text:p>0.5497002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140001" calcext:value-type="float">
            <text:p>0.1140001</text:p>
          </table:table-cell>
          <table:table-cell office:value-type="float" office:value="0.2168" calcext:value-type="float">
            <text:p>0.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7909981" calcext:value-type="float">
            <text:p>0.07909981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0001" calcext:value-type="float">
            <text:p>0.01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44889992" calcext:value-type="float">
            <text:p>0.4488999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221001" calcext:value-type="float">
            <text:p>0.1221001</text:p>
          </table:table-cell>
          <table:table-cell office:value-type="float" office:value="0.3121999" calcext:value-type="float">
            <text:p>0.312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7249994" calcext:value-type="float">
            <text:p>0.0724999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5384999401" calcext:value-type="float">
            <text:p>0.538499940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35001" calcext:value-type="float">
            <text:p>0.1235001</text:p>
          </table:table-cell>
          <table:table-cell office:value-type="float" office:value="0.2175" calcext:value-type="float">
            <text:p>0.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2047002" calcext:value-type="float">
            <text:p>0.2047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8" calcext:value-type="float">
            <text:p>0.02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5861002808" calcext:value-type="float">
            <text:p>0.586100280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245001" calcext:value-type="float">
            <text:p>0.1245001</text:p>
          </table:table-cell>
          <table:table-cell office:value-type="float" office:value="0.3523" calcext:value-type="float">
            <text:p>0.3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5880011" calcext:value-type="float">
            <text:p>0.0588001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8" calcext:value-type="float">
            <text:p>0.016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5713001901" calcext:value-type="float">
            <text:p>0.571300190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171001" calcext:value-type="float">
            <text:p>0.1171001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14001" calcext:value-type="float">
            <text:p>0.1314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09996" calcext:value-type="float">
            <text:p>0.031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52160016" calcext:value-type="float">
            <text:p>0.5216001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150002" calcext:value-type="float">
            <text:p>0.1150002</text:p>
          </table:table-cell>
          <table:table-cell office:value-type="float" office:value="0.2194" calcext:value-type="float">
            <text:p>0.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8669997" calcext:value-type="float">
            <text:p>0.08669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0002" calcext:value-type="float">
            <text:p>0.02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46310019" calcext:value-type="float">
            <text:p>0.4631001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094001" calcext:value-type="float">
            <text:p>0.1094001</text:p>
          </table:table-cell>
          <table:table-cell office:value-type="float" office:value="0.2093" calcext:value-type="float">
            <text:p>0.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997002" calcext:value-type="float">
            <text:p>0.1997002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.01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55670029" calcext:value-type="float">
            <text:p>0.5567002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241001" calcext:value-type="float">
            <text:p>0.1241001</text:p>
          </table:table-cell>
          <table:table-cell office:value-type="float" office:value="0.2900999" calcext:value-type="float">
            <text:p>0.29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9080029" calcext:value-type="float">
            <text:p>0.0908002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5" calcext:value-type="float">
            <text:p>0.020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54810024" calcext:value-type="float">
            <text:p>0.5481002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734001" calcext:value-type="float">
            <text:p>0.1734001</text:p>
          </table:table-cell>
          <table:table-cell office:value-type="float" office:value="0.3673999" calcext:value-type="float">
            <text:p>0.36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3" calcext:value-type="float">
            <text:p>0.0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9450023" calcext:value-type="float">
            <text:p>0.0945002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9" calcext:value-type="float">
            <text:p>0.019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68110022" calcext:value-type="float">
            <text:p>0.6811002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738001" calcext:value-type="float">
            <text:p>0.1738001</text:p>
          </table:table-cell>
          <table:table-cell office:value-type="float" office:value="0.4349999" calcext:value-type="float">
            <text:p>0.4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6" calcext:value-type="float">
            <text:p>0.0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5107003" calcext:value-type="float">
            <text:p>0.5107003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9995" calcext:value-type="float">
            <text:p>0.0282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9999" calcext:value-type="float">
            <text:p>0.001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1.174700249" calcext:value-type="float">
            <text:p>1.17470024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475001" calcext:value-type="float">
            <text:p>0.1475001</text:p>
          </table:table-cell>
          <table:table-cell office:value-type="float" office:value="0.4262999" calcext:value-type="float">
            <text:p>0.42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00001" calcext:value-type="float">
            <text:p>0.0037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8880025" calcext:value-type="float">
            <text:p>0.0888002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1" calcext:value-type="float">
            <text:p>0.02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718900261" calcext:value-type="float">
            <text:p>0.71890026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260001" calcext:value-type="float">
            <text:p>0.1260001</text:p>
          </table:table-cell>
          <table:table-cell office:value-type="float" office:value="0.3187" calcext:value-type="float">
            <text:p>0.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39001" calcext:value-type="float">
            <text:p>0.1739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0001" calcext:value-type="float">
            <text:p>0.03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67780021" calcext:value-type="float">
            <text:p>0.6778002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36002" calcext:value-type="float">
            <text:p>0.1536002</text:p>
          </table:table-cell>
          <table:table-cell office:value-type="float" office:value="0.3605998" calcext:value-type="float">
            <text:p>0.360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7590011" calcext:value-type="float">
            <text:p>0.0759001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638700111" calcext:value-type="float">
            <text:p>0.63870011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768001" calcext:value-type="float">
            <text:p>0.1768001</text:p>
          </table:table-cell>
          <table:table-cell office:value-type="float" office:value="0.3799999" calcext:value-type="float">
            <text:p>0.3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5528998" calcext:value-type="float">
            <text:p>0.5528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100001" calcext:value-type="float">
            <text:p>0.009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8599999" calcext:value-type="float">
            <text:p>0.0085999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1764005" calcext:value-type="float">
            <text:p>0.1764005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1.3584003" calcext:value-type="float">
            <text:p>1.358400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023001" calcext:value-type="float">
            <text:p>0.2023001</text:p>
          </table:table-cell>
          <table:table-cell office:value-type="float" office:value="0.4687999" calcext:value-type="float">
            <text:p>0.468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2" calcext:value-type="float">
            <text:p>0.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1017002" calcext:value-type="float">
            <text:p>0.1017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0002" calcext:value-type="float">
            <text:p>0.020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82440022" calcext:value-type="float">
            <text:p>0.8244002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448001" calcext:value-type="float">
            <text:p>0.1448001</text:p>
          </table:table-cell>
          <table:table-cell office:value-type="float" office:value="0.4381998" calcext:value-type="float">
            <text:p>0.438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09720013" calcext:value-type="float">
            <text:p>0.0972001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0004" calcext:value-type="float">
            <text:p>0.033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736900071" calcext:value-type="float">
            <text:p>0.73690007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877002" calcext:value-type="float">
            <text:p>0.1877002</text:p>
          </table:table-cell>
          <table:table-cell office:value-type="float" office:value="0.3578999" calcext:value-type="float">
            <text:p>0.35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8000001" calcext:value-type="float">
            <text:p>0.0080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1140001" calcext:value-type="float">
            <text:p>0.11400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9999" calcext:value-type="float">
            <text:p>0.035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727200191" calcext:value-type="float">
            <text:p>0.72720019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647001" calcext:value-type="float">
            <text:p>0.1647001</text:p>
          </table:table-cell>
          <table:table-cell office:value-type="float" office:value="0.3937998" calcext:value-type="float">
            <text:p>0.393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22" calcext:value-type="float">
            <text:p>0.0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6143007" calcext:value-type="float">
            <text:p>0.6143007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0005" calcext:value-type="float">
            <text:p>0.016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1.262300651" calcext:value-type="float">
            <text:p>1.26230065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843001" calcext:value-type="float">
            <text:p>0.1843001</text:p>
          </table:table-cell>
          <table:table-cell office:value-type="float" office:value="0.3482998" calcext:value-type="float">
            <text:p>0.34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900001" calcext:value-type="float">
            <text:p>0.006900001</text:p>
          </table:table-cell>
          <table:table-cell office:value-type="float" office:value="0.1004999" calcext:value-type="float">
            <text:p>0.1004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" calcext:value-type="float">
            <text:p>0.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713299801" calcext:value-type="float">
            <text:p>0.71329980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36" calcext:value-type="float">
            <text:p>0.136</text:p>
          </table:table-cell>
          <table:table-cell office:value-type="float" office:value="0.4009998" calcext:value-type="float">
            <text:p>0.40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0002" calcext:value-type="float">
            <text:p>0.02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686899821" calcext:value-type="float">
            <text:p>0.68689982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837002" calcext:value-type="float">
            <text:p>0.1837002</text:p>
          </table:table-cell>
          <table:table-cell office:value-type="float" office:value="0.3599999" calcext:value-type="float">
            <text:p>0.3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8140022" calcext:value-type="float">
            <text:p>0.0814002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0001" calcext:value-type="float">
            <text:p>0.02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67120033" calcext:value-type="float">
            <text:p>0.6712003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46001" calcext:value-type="float">
            <text:p>0.1546001</text:p>
          </table:table-cell>
          <table:table-cell office:value-type="float" office:value="0.3623001" calcext:value-type="float">
            <text:p>0.36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9250019" calcext:value-type="float">
            <text:p>0.0925001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6" calcext:value-type="float">
            <text:p>0.011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6463003501" calcext:value-type="float">
            <text:p>0.646300350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79001" calcext:value-type="float">
            <text:p>0.1179001</text:p>
          </table:table-cell>
          <table:table-cell office:value-type="float" office:value="0.3501" calcext:value-type="float">
            <text:p>0.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599999" calcext:value-type="float">
            <text:p>0.00959999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100001" calcext:value-type="float">
            <text:p>0.006100001</text:p>
          </table:table-cell>
          <table:table-cell office:value-type="float" office:value="0.1417001" calcext:value-type="float">
            <text:p>0.1417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6507002" calcext:value-type="float">
            <text:p>0.650700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435001" calcext:value-type="float">
            <text:p>0.1435001</text:p>
          </table:table-cell>
          <table:table-cell office:value-type="float" office:value="0.3102998" calcext:value-type="float">
            <text:p>0.310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528999" calcext:value-type="float">
            <text:p>0.1528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5" calcext:value-type="float">
            <text:p>0.011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63889985" calcext:value-type="float">
            <text:p>0.6388998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638001" calcext:value-type="float">
            <text:p>0.1638001</text:p>
          </table:table-cell>
          <table:table-cell office:value-type="float" office:value="0.3447" calcext:value-type="float">
            <text:p>0.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7960021" calcext:value-type="float">
            <text:p>0.0796002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9999" calcext:value-type="float">
            <text:p>0.04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6605003" calcext:value-type="float">
            <text:p>0.660500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743002" calcext:value-type="float">
            <text:p>0.1743002</text:p>
          </table:table-cell>
          <table:table-cell office:value-type="float" office:value="0.4163999" calcext:value-type="float">
            <text:p>0.416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08260017" calcext:value-type="float">
            <text:p>0.08260017</text:p>
          </table:table-cell>
          <table:table-cell office:value-type="float" office:value="0.0036" calcext:value-type="float">
            <text:p>0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0003" calcext:value-type="float">
            <text:p>0.018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715500301" calcext:value-type="float">
            <text:p>0.71550030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014002" calcext:value-type="float">
            <text:p>0.2014002</text:p>
          </table:table-cell>
          <table:table-cell office:value-type="float" office:value="0.3476998" calcext:value-type="float">
            <text:p>0.347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09719999" calcext:value-type="float">
            <text:p>0.09719999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5" calcext:value-type="float">
            <text:p>0.033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701599941" calcext:value-type="float">
            <text:p>0.70159994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34001" calcext:value-type="float">
            <text:p>0.1634001</text:p>
          </table:table-cell>
          <table:table-cell office:value-type="float" office:value="0.4865999" calcext:value-type="float">
            <text:p>0.48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9" calcext:value-type="float">
            <text:p>0.0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3527001" calcext:value-type="float">
            <text:p>0.3527001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80003" calcext:value-type="float">
            <text:p>0.058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1.09160013" calcext:value-type="float">
            <text:p>1.0916001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035002" calcext:value-type="float">
            <text:p>0.2035002</text:p>
          </table:table-cell>
          <table:table-cell office:value-type="float" office:value="0.3663998" calcext:value-type="float">
            <text:p>0.366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9" calcext:value-type="float">
            <text:p>0.0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0004" calcext:value-type="float">
            <text:p>0.0261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751900041" calcext:value-type="float">
            <text:p>0.75190004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830002" calcext:value-type="float">
            <text:p>0.1830002</text:p>
          </table:table-cell>
          <table:table-cell office:value-type="float" office:value="0.2778999" calcext:value-type="float">
            <text:p>0.27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07640007" calcext:value-type="float">
            <text:p>0.0764000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9999" calcext:value-type="float">
            <text:p>0.01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570700161" calcext:value-type="float">
            <text:p>0.57070016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351001" calcext:value-type="float">
            <text:p>0.1351001</text:p>
          </table:table-cell>
          <table:table-cell office:value-type="float" office:value="0.3928998" calcext:value-type="float">
            <text:p>0.392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970024" calcext:value-type="float">
            <text:p>0.0697002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9998" calcext:value-type="float">
            <text:p>0.035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65310012" calcext:value-type="float">
            <text:p>0.6531001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333001" calcext:value-type="float">
            <text:p>0.1333001</text:p>
          </table:table-cell>
          <table:table-cell office:value-type="float" office:value="0.4336998" calcext:value-type="float">
            <text:p>0.433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6970011" calcext:value-type="float">
            <text:p>0.0697001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68610001" calcext:value-type="float">
            <text:p>0.6861000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897002" calcext:value-type="float">
            <text:p>0.1897002</text:p>
          </table:table-cell>
          <table:table-cell office:value-type="float" office:value="0.3477999" calcext:value-type="float">
            <text:p>0.347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8110007" calcext:value-type="float">
            <text:p>0.08110007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0003" calcext:value-type="float">
            <text:p>0.024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6672002" calcext:value-type="float">
            <text:p>0.667200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674002" calcext:value-type="float">
            <text:p>0.1674002</text:p>
          </table:table-cell>
          <table:table-cell office:value-type="float" office:value="0.4496999" calcext:value-type="float">
            <text:p>0.449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07280033" calcext:value-type="float">
            <text:p>0.0728003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731700431" calcext:value-type="float">
            <text:p>0.73170043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664002" calcext:value-type="float">
            <text:p>0.1664002</text:p>
          </table:table-cell>
          <table:table-cell office:value-type="float" office:value="0.3492997" calcext:value-type="float">
            <text:p>0.3492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9420019" calcext:value-type="float">
            <text:p>0.094200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5" calcext:value-type="float">
            <text:p>0.1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81010009" calcext:value-type="float">
            <text:p>0.8101000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077001" calcext:value-type="float">
            <text:p>0.1077001</text:p>
          </table:table-cell>
          <table:table-cell office:value-type="float" office:value="0.2248001" calcext:value-type="float">
            <text:p>0.22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9999" calcext:value-type="float">
            <text:p>0.02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518000191" calcext:value-type="float">
            <text:p>0.51800019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56002" calcext:value-type="float">
            <text:p>0.1556002</text:p>
          </table:table-cell>
          <table:table-cell office:value-type="float" office:value="0.3676997" calcext:value-type="float">
            <text:p>0.367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6644002" calcext:value-type="float">
            <text:p>0.6644002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" calcext:value-type="float">
            <text:p>0.0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1.2697001" calcext:value-type="float">
            <text:p>1.269700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40001" calcext:value-type="float">
            <text:p>0.1240001</text:p>
          </table:table-cell>
          <table:table-cell office:value-type="float" office:value="0.2655999" calcext:value-type="float">
            <text:p>0.265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73999" calcext:value-type="float">
            <text:p>0.0773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9999" calcext:value-type="float">
            <text:p>0.02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5105998901" calcext:value-type="float">
            <text:p>0.510599890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287001" calcext:value-type="float">
            <text:p>0.1287001</text:p>
          </table:table-cell>
          <table:table-cell office:value-type="float" office:value="0.3376999" calcext:value-type="float">
            <text:p>0.337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9870028" calcext:value-type="float">
            <text:p>0.0987002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0002" calcext:value-type="float">
            <text:p>0.025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6165003" calcext:value-type="float">
            <text:p>0.616500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112001" calcext:value-type="float">
            <text:p>0.1112001</text:p>
          </table:table-cell>
          <table:table-cell office:value-type="float" office:value="0.2371001" calcext:value-type="float">
            <text:p>0.23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966001" calcext:value-type="float">
            <text:p>0.1966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7160029" calcext:value-type="float">
            <text:p>0.0716002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9999" calcext:value-type="float">
            <text:p>0.02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6663005799" calcext:value-type="float">
            <text:p>0.666300579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97001" calcext:value-type="float">
            <text:p>0.1397001</text:p>
          </table:table-cell>
          <table:table-cell office:value-type="float" office:value="0.2924998" calcext:value-type="float">
            <text:p>0.292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9700012" calcext:value-type="float">
            <text:p>0.0970001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0004" calcext:value-type="float">
            <text:p>0.010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5594000601" calcext:value-type="float">
            <text:p>0.559400060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086001" calcext:value-type="float">
            <text:p>0.1086001</text:p>
          </table:table-cell>
          <table:table-cell office:value-type="float" office:value="0.2153" calcext:value-type="float">
            <text:p>0.2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0002" calcext:value-type="float">
            <text:p>0.02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5017001201" calcext:value-type="float">
            <text:p>0.50170012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2321" calcext:value-type="float">
            <text:p>0.2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7069994" calcext:value-type="float">
            <text:p>0.0706999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9999" calcext:value-type="float">
            <text:p>0.02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46100003" calcext:value-type="float">
            <text:p>0.4610000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134001" calcext:value-type="float">
            <text:p>0.1134001</text:p>
          </table:table-cell>
          <table:table-cell office:value-type="float" office:value="0.2364001" calcext:value-type="float">
            <text:p>0.23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716001" calcext:value-type="float">
            <text:p>0.1716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0001" calcext:value-type="float">
            <text:p>0.03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57350031" calcext:value-type="float">
            <text:p>0.5735003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407001" calcext:value-type="float">
            <text:p>0.1407001</text:p>
          </table:table-cell>
          <table:table-cell office:value-type="float" office:value="0.3544999" calcext:value-type="float">
            <text:p>0.354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07200002" calcext:value-type="float">
            <text:p>0.07200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599988" calcext:value-type="float">
            <text:p>0.0095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598200009" calcext:value-type="float">
            <text:p>0.59820000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415001" calcext:value-type="float">
            <text:p>0.1415001</text:p>
          </table:table-cell>
          <table:table-cell office:value-type="float" office:value="0.3627998" calcext:value-type="float">
            <text:p>0.362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06250003" calcext:value-type="float">
            <text:p>0.0625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599599931" calcext:value-type="float">
            <text:p>0.59959993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353001" calcext:value-type="float">
            <text:p>0.1353001</text:p>
          </table:table-cell>
          <table:table-cell office:value-type="float" office:value="0.2854" calcext:value-type="float">
            <text:p>0.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7160001" calcext:value-type="float">
            <text:p>0.07160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0003" calcext:value-type="float">
            <text:p>0.033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54620014" calcext:value-type="float">
            <text:p>0.5462001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3066999" calcext:value-type="float">
            <text:p>0.30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5504004" calcext:value-type="float">
            <text:p>0.5504004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0001" calcext:value-type="float">
            <text:p>0.01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1.024500311" calcext:value-type="float">
            <text:p>1.02450031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520002" calcext:value-type="float">
            <text:p>0.1520002</text:p>
          </table:table-cell>
          <table:table-cell office:value-type="float" office:value="0.2451" calcext:value-type="float">
            <text:p>0.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380004" calcext:value-type="float">
            <text:p>0.0638000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9" calcext:value-type="float">
            <text:p>0.01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499400231" calcext:value-type="float">
            <text:p>0.49940023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08001" calcext:value-type="float">
            <text:p>0.1208001</text:p>
          </table:table-cell>
          <table:table-cell office:value-type="float" office:value="0.2163001" calcext:value-type="float">
            <text:p>0.21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2435004" calcext:value-type="float">
            <text:p>0.2435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1" calcext:value-type="float">
            <text:p>0.03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628000611" calcext:value-type="float">
            <text:p>0.62800061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136001" calcext:value-type="float">
            <text:p>0.1136001</text:p>
          </table:table-cell>
          <table:table-cell office:value-type="float" office:value="0.2266" calcext:value-type="float">
            <text:p>0.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5749988" calcext:value-type="float">
            <text:p>0.0574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43309998" calcext:value-type="float">
            <text:p>0.4330999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165001" calcext:value-type="float">
            <text:p>0.1165001</text:p>
          </table:table-cell>
          <table:table-cell office:value-type="float" office:value="0.2138" calcext:value-type="float">
            <text:p>0.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938002" calcext:value-type="float">
            <text:p>0.1938002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6" calcext:value-type="float">
            <text:p>0.017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56110026" calcext:value-type="float">
            <text:p>0.5611002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10001" calcext:value-type="float">
            <text:p>0.1310001</text:p>
          </table:table-cell>
          <table:table-cell office:value-type="float" office:value="0.3173998" calcext:value-type="float">
            <text:p>0.317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6260011" calcext:value-type="float">
            <text:p>0.0626001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54940001" calcext:value-type="float">
            <text:p>0.5494000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092001" calcext:value-type="float">
            <text:p>0.1092001</text:p>
          </table:table-cell>
          <table:table-cell office:value-type="float" office:value="0.2254" calcext:value-type="float">
            <text:p>0.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551002" calcext:value-type="float">
            <text:p>0.1551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9999" calcext:value-type="float">
            <text:p>0.039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54610029" calcext:value-type="float">
            <text:p>0.54610029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049001" calcext:value-type="float">
            <text:p>0.1049001</text:p>
          </table:table-cell>
          <table:table-cell office:value-type="float" office:value="0.2142001" calcext:value-type="float">
            <text:p>0.21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270004" calcext:value-type="float">
            <text:p>0.0627000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0001" calcext:value-type="float">
            <text:p>0.04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44310025" calcext:value-type="float">
            <text:p>0.4431002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127001" calcext:value-type="float">
            <text:p>0.1127001</text:p>
          </table:table-cell>
          <table:table-cell office:value-type="float" office:value="0.2290001" calcext:value-type="float">
            <text:p>0.2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002" calcext:value-type="float">
            <text:p>0.02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54620022" calcext:value-type="float">
            <text:p>0.5462002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06001" calcext:value-type="float">
            <text:p>0.1206001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239995" calcext:value-type="float">
            <text:p>0.0623999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9998" calcext:value-type="float">
            <text:p>0.020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45780003" calcext:value-type="float">
            <text:p>0.4578000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84001" calcext:value-type="float">
            <text:p>0.1284001</text:p>
          </table:table-cell>
          <table:table-cell office:value-type="float" office:value="0.3359997" calcext:value-type="float">
            <text:p>0.33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6989985" calcext:value-type="float">
            <text:p>0.06989985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5752996501" calcext:value-type="float">
            <text:p>0.575299650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3217998" calcext:value-type="float">
            <text:p>0.321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517002" calcext:value-type="float">
            <text:p>0.1517002</text:p>
          </table:table-cell>
          <table:table-cell office:value-type="float" office:value="0.0047" calcext:value-type="float">
            <text:p>0.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001" calcext:value-type="float">
            <text:p>0.01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61450011" calcext:value-type="float">
            <text:p>0.6145001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53001" calcext:value-type="float">
            <text:p>0.1253001</text:p>
          </table:table-cell>
          <table:table-cell office:value-type="float" office:value="0.2580998" calcext:value-type="float">
            <text:p>0.258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7589989" calcext:value-type="float">
            <text:p>0.0758998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9" calcext:value-type="float">
            <text:p>0.0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5237997899" calcext:value-type="float">
            <text:p>0.523799789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306001" calcext:value-type="float">
            <text:p>0.1306001</text:p>
          </table:table-cell>
          <table:table-cell office:value-type="float" office:value="0.2545" calcext:value-type="float">
            <text:p>0.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4545001" calcext:value-type="float">
            <text:p>0.4545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0001" calcext:value-type="float">
            <text:p>0.02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88690021" calcext:value-type="float">
            <text:p>0.8869002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241001" calcext:value-type="float">
            <text:p>0.1241001</text:p>
          </table:table-cell>
          <table:table-cell office:value-type="float" office:value="0.2709999" calcext:value-type="float">
            <text:p>0.2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710001" calcext:value-type="float">
            <text:p>0.0710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0001" calcext:value-type="float">
            <text:p>0.01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50520011" calcext:value-type="float">
            <text:p>0.5052001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3164999" calcext:value-type="float">
            <text:p>0.316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08450001" calcext:value-type="float">
            <text:p>0.08450001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9" calcext:value-type="float">
            <text:p>0.02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595999901" calcext:value-type="float">
            <text:p>0.59599990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518001" calcext:value-type="float">
            <text:p>0.1518001</text:p>
          </table:table-cell>
          <table:table-cell office:value-type="float" office:value="0.3518999" calcext:value-type="float">
            <text:p>0.35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9169992" calcext:value-type="float">
            <text:p>0.09169992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9999" calcext:value-type="float">
            <text:p>0.02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64529991" calcext:value-type="float">
            <text:p>0.6452999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2978" calcext:value-type="float">
            <text:p>0.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1140002" calcext:value-type="float">
            <text:p>0.1140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577700191" calcext:value-type="float">
            <text:p>0.57770019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592" calcext:value-type="float">
            <text:p>0.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5853997" calcext:value-type="float">
            <text:p>0.5853997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0007" calcext:value-type="float">
            <text:p>0.0216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1.02529977" calcext:value-type="float">
            <text:p>1.0252997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345001" calcext:value-type="float">
            <text:p>0.1345001</text:p>
          </table:table-cell>
          <table:table-cell office:value-type="float" office:value="0.2818997" calcext:value-type="float">
            <text:p>0.281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09080026" calcext:value-type="float">
            <text:p>0.09080026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567600062" calcext:value-type="float">
            <text:p>0.56760006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447001" calcext:value-type="float">
            <text:p>0.1447001</text:p>
          </table:table-cell>
          <table:table-cell office:value-type="float" office:value="0.2928998" calcext:value-type="float">
            <text:p>0.292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536001" calcext:value-type="float">
            <text:p>0.1536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7" calcext:value-type="float">
            <text:p>0.024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63909997" calcext:value-type="float">
            <text:p>0.6390999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362001" calcext:value-type="float">
            <text:p>0.1362001</text:p>
          </table:table-cell>
          <table:table-cell office:value-type="float" office:value="0.3261999" calcext:value-type="float">
            <text:p>0.32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2818002" calcext:value-type="float">
            <text:p>0.2818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0001" calcext:value-type="float">
            <text:p>0.03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80190021" calcext:value-type="float">
            <text:p>0.8019002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536002" calcext:value-type="float">
            <text:p>0.1536002</text:p>
          </table:table-cell>
          <table:table-cell office:value-type="float" office:value="0.3836998" calcext:value-type="float">
            <text:p>0.383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9340007" calcext:value-type="float">
            <text:p>0.0934000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68590007" calcext:value-type="float">
            <text:p>0.685900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3518998" calcext:value-type="float">
            <text:p>0.351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7540998" calcext:value-type="float">
            <text:p>0.754099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9993" calcext:value-type="float">
            <text:p>0.02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1.3031995309" calcext:value-type="float">
            <text:p>1.303199530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642002" calcext:value-type="float">
            <text:p>0.1642002</text:p>
          </table:table-cell>
          <table:table-cell office:value-type="float" office:value="0.3618998" calcext:value-type="float">
            <text:p>0.361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7" calcext:value-type="float">
            <text:p>0.0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186001" calcext:value-type="float">
            <text:p>0.11860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" calcext:value-type="float">
            <text:p>0.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9138001" calcext:value-type="float">
            <text:p>0.91380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83002" calcext:value-type="float">
            <text:p>0.1283002</text:p>
          </table:table-cell>
          <table:table-cell office:value-type="float" office:value="0.3016997" calcext:value-type="float">
            <text:p>0.301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9108005" calcext:value-type="float">
            <text:p>0.9108005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3" calcext:value-type="float">
            <text:p>0.0240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1.388700331" calcext:value-type="float">
            <text:p>1.38870033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81001" calcext:value-type="float">
            <text:p>0.1281001</text:p>
          </table:table-cell>
          <table:table-cell office:value-type="float" office:value="0.2729999" calcext:value-type="float">
            <text:p>0.2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690003" calcext:value-type="float">
            <text:p>0.06690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9999" calcext:value-type="float">
            <text:p>0.02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50790002" calcext:value-type="float">
            <text:p>0.5079000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27001" calcext:value-type="float">
            <text:p>0.1227001</text:p>
          </table:table-cell>
          <table:table-cell office:value-type="float" office:value="0.2387" calcext:value-type="float">
            <text:p>0.2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874001" calcext:value-type="float">
            <text:p>0.1874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0001" calcext:value-type="float">
            <text:p>0.01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58290021" calcext:value-type="float">
            <text:p>0.5829002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376001" calcext:value-type="float">
            <text:p>0.1376001</text:p>
          </table:table-cell>
          <table:table-cell office:value-type="float" office:value="0.2435" calcext:value-type="float">
            <text:p>0.2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6659991" calcext:value-type="float">
            <text:p>0.0665999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4769" calcext:value-type="float">
            <text:p>0.476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075001" calcext:value-type="float">
            <text:p>0.1075001</text:p>
          </table:table-cell>
          <table:table-cell office:value-type="float" office:value="0.2262" calcext:value-type="float">
            <text:p>0.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572001" calcext:value-type="float">
            <text:p>0.1572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9997" calcext:value-type="float">
            <text:p>0.027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53630017" calcext:value-type="float">
            <text:p>0.53630017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219001" calcext:value-type="float">
            <text:p>0.1219001</text:p>
          </table:table-cell>
          <table:table-cell office:value-type="float" office:value="0.2261" calcext:value-type="float">
            <text:p>0.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5999994" calcext:value-type="float">
            <text:p>0.0599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.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44620005" calcext:value-type="float">
            <text:p>0.4462000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364001" calcext:value-type="float">
            <text:p>0.1364001</text:p>
          </table:table-cell>
          <table:table-cell office:value-type="float" office:value="0.3101998" calcext:value-type="float">
            <text:p>0.310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6870015" calcext:value-type="float">
            <text:p>0.06870015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9999" calcext:value-type="float">
            <text:p>0.02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56510004" calcext:value-type="float">
            <text:p>0.5651000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3527999" calcext:value-type="float">
            <text:p>0.352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000001" calcext:value-type="float">
            <text:p>0.007000001</text:p>
          </table:table-cell>
          <table:table-cell office:value-type="float" office:value="0.6113003" calcext:value-type="float">
            <text:p>0.6113003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5" calcext:value-type="float">
            <text:p>0.0275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1.158500251" calcext:value-type="float">
            <text:p>1.15850025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210001" calcext:value-type="float">
            <text:p>0.1210001</text:p>
          </table:table-cell>
          <table:table-cell office:value-type="float" office:value="0.2520999" calcext:value-type="float">
            <text:p>0.252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8500008" calcext:value-type="float">
            <text:p>0.0850000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002" calcext:value-type="float">
            <text:p>0.020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5027001" calcext:value-type="float">
            <text:p>0.50270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196001" calcext:value-type="float">
            <text:p>0.1196001</text:p>
          </table:table-cell>
          <table:table-cell office:value-type="float" office:value="0.2360001" calcext:value-type="float">
            <text:p>0.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0004" calcext:value-type="float">
            <text:p>0.027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57490024" calcext:value-type="float">
            <text:p>0.5749002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75002" calcext:value-type="float">
            <text:p>0.1475002</text:p>
          </table:table-cell>
          <table:table-cell office:value-type="float" office:value="0.2445001" calcext:value-type="float">
            <text:p>0.24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8220016" calcext:value-type="float">
            <text:p>0.0822001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9999" calcext:value-type="float">
            <text:p>0.029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52630045" calcext:value-type="float">
            <text:p>0.5263004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326001" calcext:value-type="float">
            <text:p>0.1326001</text:p>
          </table:table-cell>
          <table:table-cell office:value-type="float" office:value="0.3937999" calcext:value-type="float">
            <text:p>0.39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900001" calcext:value-type="float">
            <text:p>0.006900001</text:p>
          </table:table-cell>
          <table:table-cell office:value-type="float" office:value="0.07580036" calcext:value-type="float">
            <text:p>0.0758003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652800361" calcext:value-type="float">
            <text:p>0.65280036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711001" calcext:value-type="float">
            <text:p>0.1711001</text:p>
          </table:table-cell>
          <table:table-cell office:value-type="float" office:value="0.4057" calcext:value-type="float">
            <text:p>0.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093001" calcext:value-type="float">
            <text:p>0.1093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9976" calcext:value-type="float">
            <text:p>0.0090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718100176" calcext:value-type="float">
            <text:p>0.71810017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457001" calcext:value-type="float">
            <text:p>0.1457001</text:p>
          </table:table-cell>
          <table:table-cell office:value-type="float" office:value="0.3401998" calcext:value-type="float">
            <text:p>0.340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1692002" calcext:value-type="float">
            <text:p>0.1692002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8" calcext:value-type="float">
            <text:p>0.02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702800081" calcext:value-type="float">
            <text:p>0.70280008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611001" calcext:value-type="float">
            <text:p>0.1611001</text:p>
          </table:table-cell>
          <table:table-cell office:value-type="float" office:value="0.3523999" calcext:value-type="float">
            <text:p>0.35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8730031" calcext:value-type="float">
            <text:p>0.0873003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0004" calcext:value-type="float">
            <text:p>0.023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64990035" calcext:value-type="float">
            <text:p>0.6499003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910001" calcext:value-type="float">
            <text:p>0.1910001</text:p>
          </table:table-cell>
          <table:table-cell office:value-type="float" office:value="0.2991998" calcext:value-type="float">
            <text:p>0.29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432002" calcext:value-type="float">
            <text:p>0.1432002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6650001" calcext:value-type="float">
            <text:p>0.665000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025002" calcext:value-type="float">
            <text:p>0.2025002</text:p>
          </table:table-cell>
          <table:table-cell office:value-type="float" office:value="0.4534999" calcext:value-type="float">
            <text:p>0.45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7450009" calcext:value-type="float">
            <text:p>0.0745000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78310019" calcext:value-type="float">
            <text:p>0.7831001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846001" calcext:value-type="float">
            <text:p>0.1846001</text:p>
          </table:table-cell>
          <table:table-cell office:value-type="float" office:value="0.6444002" calcext:value-type="float">
            <text:p>0.644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05006" calcext:value-type="float">
            <text:p>0.1905006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9995" calcext:value-type="float">
            <text:p>0.032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1.11650085" calcext:value-type="float">
            <text:p>1.1165008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437003" calcext:value-type="float">
            <text:p>0.2437003</text:p>
          </table:table-cell>
          <table:table-cell office:value-type="float" office:value="0.4598998" calcext:value-type="float">
            <text:p>0.459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5" calcext:value-type="float">
            <text:p>0.0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041997" calcext:value-type="float">
            <text:p>0.1041997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0001" calcext:value-type="float">
            <text:p>0.02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88039981" calcext:value-type="float">
            <text:p>0.8803998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364001" calcext:value-type="float">
            <text:p>0.1364001</text:p>
          </table:table-cell>
          <table:table-cell office:value-type="float" office:value="0.3638998" calcext:value-type="float">
            <text:p>0.3638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18001" calcext:value-type="float">
            <text:p>0.1018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674900001" calcext:value-type="float">
            <text:p>0.67490000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486001" calcext:value-type="float">
            <text:p>0.1486001</text:p>
          </table:table-cell>
          <table:table-cell office:value-type="float" office:value="0.3887998" calcext:value-type="float">
            <text:p>0.388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061001" calcext:value-type="float">
            <text:p>0.1061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0001" calcext:value-type="float">
            <text:p>0.030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69830001" calcext:value-type="float">
            <text:p>0.6983000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40001" calcext:value-type="float">
            <text:p>0.1240001</text:p>
          </table:table-cell>
          <table:table-cell office:value-type="float" office:value="0.3398999" calcext:value-type="float">
            <text:p>0.33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457001" calcext:value-type="float">
            <text:p>0.1457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9999" calcext:value-type="float">
            <text:p>0.022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65080009" calcext:value-type="float">
            <text:p>0.6508000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129002" calcext:value-type="float">
            <text:p>0.2129002</text:p>
          </table:table-cell>
          <table:table-cell office:value-type="float" office:value="0.3977999" calcext:value-type="float">
            <text:p>0.397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7640018" calcext:value-type="float">
            <text:p>0.07640018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0001" calcext:value-type="float">
            <text:p>0.01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729400291" calcext:value-type="float">
            <text:p>0.72940029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451001" calcext:value-type="float">
            <text:p>0.1451001</text:p>
          </table:table-cell>
          <table:table-cell office:value-type="float" office:value="0.3781999" calcext:value-type="float">
            <text:p>0.37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1923004" calcext:value-type="float">
            <text:p>0.1923004</text:p>
          </table:table-cell>
          <table:table-cell office:value-type="float" office:value="0.0051" calcext:value-type="float">
            <text:p>0.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0006" calcext:value-type="float">
            <text:p>0.0737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81290046" calcext:value-type="float">
            <text:p>0.8129004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442001" calcext:value-type="float">
            <text:p>0.1442001</text:p>
          </table:table-cell>
          <table:table-cell office:value-type="float" office:value="0.3700998" calcext:value-type="float">
            <text:p>0.3700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8540031" calcext:value-type="float">
            <text:p>0.0854003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9999" calcext:value-type="float">
            <text:p>0.01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6657002" calcext:value-type="float">
            <text:p>0.665700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749002" calcext:value-type="float">
            <text:p>0.1749002</text:p>
          </table:table-cell>
          <table:table-cell office:value-type="float" office:value="0.3550998" calcext:value-type="float">
            <text:p>0.355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360025" calcext:value-type="float">
            <text:p>0.07360025</text:p>
          </table:table-cell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9996" calcext:value-type="float">
            <text:p>0.012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65810021" calcext:value-type="float">
            <text:p>0.6581002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976001" calcext:value-type="float">
            <text:p>0.1976001</text:p>
          </table:table-cell>
          <table:table-cell office:value-type="float" office:value="0.3739999" calcext:value-type="float">
            <text:p>0.3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0007" calcext:value-type="float">
            <text:p>0.0207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1.134900071" calcext:value-type="float">
            <text:p>1.13490007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667001" calcext:value-type="float">
            <text:p>0.1667001</text:p>
          </table:table-cell>
          <table:table-cell office:value-type="float" office:value="0.5286004" calcext:value-type="float">
            <text:p>0.528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7" calcext:value-type="float">
            <text:p>0.0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2997998" calcext:value-type="float">
            <text:p>0.2997998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0002" calcext:value-type="float">
            <text:p>0.036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1.55860032" calcext:value-type="float">
            <text:p>1.5586003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3487999" calcext:value-type="float">
            <text:p>0.348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787001" calcext:value-type="float">
            <text:p>0.1787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7139" calcext:value-type="float">
            <text:p>0.713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731001" calcext:value-type="float">
            <text:p>0.1731001</text:p>
          </table:table-cell>
          <table:table-cell office:value-type="float" office:value="0.3529998" calcext:value-type="float">
            <text:p>0.35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0005" calcext:value-type="float">
            <text:p>0.018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67639995" calcext:value-type="float">
            <text:p>0.6763999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32002" calcext:value-type="float">
            <text:p>0.1632002</text:p>
          </table:table-cell>
          <table:table-cell office:value-type="float" office:value="0.5665998" calcext:value-type="float">
            <text:p>0.566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233001" calcext:value-type="float">
            <text:p>0.1233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9995" calcext:value-type="float">
            <text:p>0.0222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90910005" calcext:value-type="float">
            <text:p>0.9091000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244002" calcext:value-type="float">
            <text:p>0.2244002</text:p>
          </table:table-cell>
          <table:table-cell office:value-type="float" office:value="0.4072998" calcext:value-type="float">
            <text:p>0.407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345003" calcext:value-type="float">
            <text:p>0.1345003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9998" calcext:value-type="float">
            <text:p>0.01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82080028" calcext:value-type="float">
            <text:p>0.82080028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177001" calcext:value-type="float">
            <text:p>0.1177001</text:p>
          </table:table-cell>
          <table:table-cell office:value-type="float" office:value="0.3669998" calcext:value-type="float">
            <text:p>0.36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2332001" calcext:value-type="float">
            <text:p>0.2332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10002" calcext:value-type="float">
            <text:p>0.078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8192000199" calcext:value-type="float">
            <text:p>0.8192000199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178002" calcext:value-type="float">
            <text:p>0.2178002</text:p>
          </table:table-cell>
          <table:table-cell office:value-type="float" office:value="0.3875999" calcext:value-type="float">
            <text:p>0.38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367001" calcext:value-type="float">
            <text:p>0.1367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0002" calcext:value-type="float">
            <text:p>0.02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81870022" calcext:value-type="float">
            <text:p>0.8187002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493001" calcext:value-type="float">
            <text:p>0.1493001</text:p>
          </table:table-cell>
          <table:table-cell office:value-type="float" office:value="0.4106998" calcext:value-type="float">
            <text:p>0.410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003004" calcext:value-type="float">
            <text:p>0.2003004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0001" calcext:value-type="float">
            <text:p>0.03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83920031" calcext:value-type="float">
            <text:p>0.8392003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92001" calcext:value-type="float">
            <text:p>0.1292001</text:p>
          </table:table-cell>
          <table:table-cell office:value-type="float" office:value="0.3229" calcext:value-type="float">
            <text:p>0.3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7480025" calcext:value-type="float">
            <text:p>0.07480025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0004" calcext:value-type="float">
            <text:p>0.012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56990039" calcext:value-type="float">
            <text:p>0.5699003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38001" calcext:value-type="float">
            <text:p>0.1238001</text:p>
          </table:table-cell>
          <table:table-cell office:value-type="float" office:value="0.3435" calcext:value-type="float">
            <text:p>0.3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460018" calcext:value-type="float">
            <text:p>0.0646001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0002" calcext:value-type="float">
            <text:p>0.015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5672003" calcext:value-type="float">
            <text:p>0.567200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18997" calcext:value-type="float">
            <text:p>0.291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3067001" calcext:value-type="float">
            <text:p>0.3067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7510998" calcext:value-type="float">
            <text:p>0.751099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437001" calcext:value-type="float">
            <text:p>0.1437001</text:p>
          </table:table-cell>
          <table:table-cell office:value-type="float" office:value="0.3430999" calcext:value-type="float">
            <text:p>0.34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770006" calcext:value-type="float">
            <text:p>0.05770006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9" calcext:value-type="float">
            <text:p>0.017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58080005" calcext:value-type="float">
            <text:p>0.5808000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085001" calcext:value-type="float">
            <text:p>0.1085001</text:p>
          </table:table-cell>
          <table:table-cell office:value-type="float" office:value="0.2052001" calcext:value-type="float">
            <text:p>0.20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0003" calcext:value-type="float">
            <text:p>0.017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58400023" calcext:value-type="float">
            <text:p>0.5840002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352001" calcext:value-type="float">
            <text:p>0.1352001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059996" calcext:value-type="float">
            <text:p>0.0605999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0001" calcext:value-type="float">
            <text:p>0.02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4487000699" calcext:value-type="float">
            <text:p>0.4487000699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129001" calcext:value-type="float">
            <text:p>0.1129001</text:p>
          </table:table-cell>
          <table:table-cell office:value-type="float" office:value="0.2274001" calcext:value-type="float">
            <text:p>0.22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532002" calcext:value-type="float">
            <text:p>0.1532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0001" calcext:value-type="float">
            <text:p>0.020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53650041" calcext:value-type="float">
            <text:p>0.5365004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47001" calcext:value-type="float">
            <text:p>0.1247001</text:p>
          </table:table-cell>
          <table:table-cell office:value-type="float" office:value="0.3199998" calcext:value-type="float">
            <text:p>0.31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6250007" calcext:value-type="float">
            <text:p>0.0625000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0004" calcext:value-type="float">
            <text:p>0.011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54070001" calcext:value-type="float">
            <text:p>0.540700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057001" calcext:value-type="float">
            <text:p>0.1057001</text:p>
          </table:table-cell>
          <table:table-cell office:value-type="float" office:value="0.2206001" calcext:value-type="float">
            <text:p>0.22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727001" calcext:value-type="float">
            <text:p>0.1727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9997" calcext:value-type="float">
            <text:p>0.029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5468002699" calcext:value-type="float">
            <text:p>0.546800269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2800997" calcext:value-type="float">
            <text:p>0.280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00001" calcext:value-type="float">
            <text:p>0.0024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06630017" calcext:value-type="float">
            <text:p>0.06630017</text:p>
          </table:table-cell>
          <table:table-cell office:value-type="float" office:value="0.0042" calcext:value-type="float">
            <text:p>0.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3" calcext:value-type="float">
            <text:p>0.020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523399902" calcext:value-type="float">
            <text:p>0.52339990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157001" calcext:value-type="float">
            <text:p>0.1157001</text:p>
          </table:table-cell>
          <table:table-cell office:value-type="float" office:value="0.2381001" calcext:value-type="float">
            <text:p>0.23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5440001" calcext:value-type="float">
            <text:p>0.5440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9374003" calcext:value-type="float">
            <text:p>0.937400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177001" calcext:value-type="float">
            <text:p>0.1177001</text:p>
          </table:table-cell>
          <table:table-cell office:value-type="float" office:value="0.2540001" calcext:value-type="float">
            <text:p>0.2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06909987" calcext:value-type="float">
            <text:p>0.0690998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9998" calcext:value-type="float">
            <text:p>0.028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491800051" calcext:value-type="float">
            <text:p>0.49180005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063001" calcext:value-type="float">
            <text:p>0.1063001</text:p>
          </table:table-cell>
          <table:table-cell office:value-type="float" office:value="0.2370001" calcext:value-type="float">
            <text:p>0.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415999" calcext:value-type="float">
            <text:p>0.24159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" calcext:value-type="float">
            <text:p>0.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6266001001" calcext:value-type="float">
            <text:p>0.626600100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34" calcext:value-type="float">
            <text:p>0.134</text:p>
          </table:table-cell>
          <table:table-cell office:value-type="float" office:value="0.2536" calcext:value-type="float">
            <text:p>0.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06709985" calcext:value-type="float">
            <text:p>0.06709985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493499851" calcext:value-type="float">
            <text:p>0.49349985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102001" calcext:value-type="float">
            <text:p>0.1102001</text:p>
          </table:table-cell>
          <table:table-cell office:value-type="float" office:value="0.2348001" calcext:value-type="float">
            <text:p>0.23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2017003" calcext:value-type="float">
            <text:p>0.2017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" calcext:value-type="float">
            <text:p>0.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5847005" calcext:value-type="float">
            <text:p>0.584700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414001" calcext:value-type="float">
            <text:p>0.1414001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6800009" calcext:value-type="float">
            <text:p>0.0680000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0002" calcext:value-type="float">
            <text:p>0.022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59050021" calcext:value-type="float">
            <text:p>0.5905002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343001" calcext:value-type="float">
            <text:p>0.1343001</text:p>
          </table:table-cell>
          <table:table-cell office:value-type="float" office:value="0.3093999" calcext:value-type="float">
            <text:p>0.309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221002" calcext:value-type="float">
            <text:p>0.1221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3" calcext:value-type="float">
            <text:p>0.02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60790023" calcext:value-type="float">
            <text:p>0.6079002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58001" calcext:value-type="float">
            <text:p>0.1258001</text:p>
          </table:table-cell>
          <table:table-cell office:value-type="float" office:value="0.2757999" calcext:value-type="float">
            <text:p>0.27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059002" calcext:value-type="float">
            <text:p>0.1059002</text:p>
          </table:table-cell>
          <table:table-cell office:value-type="float" office:value="0.005100001" calcext:value-type="float">
            <text:p>0.005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0004" calcext:value-type="float">
            <text:p>0.0131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545400241" calcext:value-type="float">
            <text:p>0.54540024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574001" calcext:value-type="float">
            <text:p>0.1574001</text:p>
          </table:table-cell>
          <table:table-cell office:value-type="float" office:value="0.3082998" calcext:value-type="float">
            <text:p>0.30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00001" calcext:value-type="float">
            <text:p>0.00280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700001" calcext:value-type="float">
            <text:p>0.008700001</text:p>
          </table:table-cell>
          <table:table-cell office:value-type="float" office:value="0.09740024" calcext:value-type="float">
            <text:p>0.09740024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9999" calcext:value-type="float">
            <text:p>0.02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614200132" calcext:value-type="float">
            <text:p>0.61420013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336001" calcext:value-type="float">
            <text:p>0.1336001</text:p>
          </table:table-cell>
          <table:table-cell office:value-type="float" office:value="0.2837999" calcext:value-type="float">
            <text:p>0.28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.006000001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0003" calcext:value-type="float">
            <text:p>0.013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618200031" calcext:value-type="float">
            <text:p>0.61820003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3307998" calcext:value-type="float">
            <text:p>0.330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8410014" calcext:value-type="float">
            <text:p>0.08410014</text:p>
          </table:table-cell>
          <table:table-cell office:value-type="float" office:value="0.004900001" calcext:value-type="float">
            <text:p>0.004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6" calcext:value-type="float">
            <text:p>0.012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595799901" calcext:value-type="float">
            <text:p>0.59579990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597002" calcext:value-type="float">
            <text:p>0.1597002</text:p>
          </table:table-cell>
          <table:table-cell office:value-type="float" office:value="0.3126997" calcext:value-type="float">
            <text:p>0.312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600001" calcext:value-type="float">
            <text:p>0.007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400001" calcext:value-type="float">
            <text:p>0.0094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6916996" calcext:value-type="float">
            <text:p>0.6916996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1.436699502" calcext:value-type="float">
            <text:p>1.43669950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185001" calcext:value-type="float">
            <text:p>0.1185001</text:p>
          </table:table-cell>
          <table:table-cell office:value-type="float" office:value="0.2814999" calcext:value-type="float">
            <text:p>0.28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890012" calcext:value-type="float">
            <text:p>0.0689001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0004" calcext:value-type="float">
            <text:p>0.020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51290016" calcext:value-type="float">
            <text:p>0.5129001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166001" calcext:value-type="float">
            <text:p>0.1166001</text:p>
          </table:table-cell>
          <table:table-cell office:value-type="float" office:value="0.2203" calcext:value-type="float">
            <text:p>0.2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2255001" calcext:value-type="float">
            <text:p>0.2255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0002" calcext:value-type="float">
            <text:p>0.026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61020022" calcext:value-type="float">
            <text:p>0.6102002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105001" calcext:value-type="float">
            <text:p>0.1105001</text:p>
          </table:table-cell>
          <table:table-cell office:value-type="float" office:value="0.2205" calcext:value-type="float">
            <text:p>0.2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6380002" calcext:value-type="float">
            <text:p>0.06380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0001" calcext:value-type="float">
            <text:p>0.02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43270013" calcext:value-type="float">
            <text:p>0.4327001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61001" calcext:value-type="float">
            <text:p>0.1161001</text:p>
          </table:table-cell>
          <table:table-cell office:value-type="float" office:value="0.2177" calcext:value-type="float">
            <text:p>0.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706001" calcext:value-type="float">
            <text:p>0.1706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9" calcext:value-type="float">
            <text:p>0.01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54020019" calcext:value-type="float">
            <text:p>0.54020019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539002" calcext:value-type="float">
            <text:p>0.1539002</text:p>
          </table:table-cell>
          <table:table-cell office:value-type="float" office:value="0.3896998" calcext:value-type="float">
            <text:p>0.389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7260025" calcext:value-type="float">
            <text:p>0.0726002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6480002609" calcext:value-type="float">
            <text:p>0.648000260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153001" calcext:value-type="float">
            <text:p>0.1153001</text:p>
          </table:table-cell>
          <table:table-cell office:value-type="float" office:value="0.2310001" calcext:value-type="float">
            <text:p>0.23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525002" calcext:value-type="float">
            <text:p>0.1525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5390004" calcext:value-type="float">
            <text:p>0.539000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092001" calcext:value-type="float">
            <text:p>0.1092001</text:p>
          </table:table-cell>
          <table:table-cell office:value-type="float" office:value="0.2074" calcext:value-type="float">
            <text:p>0.2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8979988" calcext:value-type="float">
            <text:p>0.0897998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0001" calcext:value-type="float">
            <text:p>0.02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44749999" calcext:value-type="float">
            <text:p>0.4474999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104001" calcext:value-type="float">
            <text:p>0.1104001</text:p>
          </table:table-cell>
          <table:table-cell office:value-type="float" office:value="0.2245" calcext:value-type="float">
            <text:p>0.2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760003" calcext:value-type="float">
            <text:p>0.176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5513004001" calcext:value-type="float">
            <text:p>0.551300400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266001" calcext:value-type="float">
            <text:p>0.1266001</text:p>
          </table:table-cell>
          <table:table-cell office:value-type="float" office:value="0.2468001" calcext:value-type="float">
            <text:p>0.24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099995" calcext:value-type="float">
            <text:p>0.0609999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47390015" calcext:value-type="float">
            <text:p>0.4739001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07001" calcext:value-type="float">
            <text:p>0.1207001</text:p>
          </table:table-cell>
          <table:table-cell office:value-type="float" office:value="0.2175" calcext:value-type="float">
            <text:p>0.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580002" calcext:value-type="float">
            <text:p>0.1580002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1" calcext:value-type="float">
            <text:p>0.01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53600031" calcext:value-type="float">
            <text:p>0.5360003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19001" calcext:value-type="float">
            <text:p>0.1219001</text:p>
          </table:table-cell>
          <table:table-cell office:value-type="float" office:value="0.2574998" calcext:value-type="float">
            <text:p>0.257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5249993" calcext:value-type="float">
            <text:p>0.05249993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1" calcext:value-type="float">
            <text:p>0.011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4639998401" calcext:value-type="float">
            <text:p>0.463999840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2478001" calcext:value-type="float">
            <text:p>0.24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5269002" calcext:value-type="float">
            <text:p>0.5269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0002" calcext:value-type="float">
            <text:p>0.026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95520032" calcext:value-type="float">
            <text:p>0.9552003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360001" calcext:value-type="float">
            <text:p>0.1360001</text:p>
          </table:table-cell>
          <table:table-cell office:value-type="float" office:value="0.2818998" calcext:value-type="float">
            <text:p>0.281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7080024" calcext:value-type="float">
            <text:p>0.0708002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53200014" calcext:value-type="float">
            <text:p>0.5320001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170001" calcext:value-type="float">
            <text:p>0.1170001</text:p>
          </table:table-cell>
          <table:table-cell office:value-type="float" office:value="0.2344001" calcext:value-type="float">
            <text:p>0.23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612999" calcext:value-type="float">
            <text:p>0.2612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9995" calcext:value-type="float">
            <text:p>0.026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67060005" calcext:value-type="float">
            <text:p>0.67060005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94001" calcext:value-type="float">
            <text:p>0.1094001</text:p>
          </table:table-cell>
          <table:table-cell office:value-type="float" office:value="0.2106" calcext:value-type="float">
            <text:p>0.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5349974" calcext:value-type="float">
            <text:p>0.0534997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2" calcext:value-type="float">
            <text:p>0.022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41169986" calcext:value-type="float">
            <text:p>0.4116998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130001" calcext:value-type="float">
            <text:p>0.1130001</text:p>
          </table:table-cell>
          <table:table-cell office:value-type="float" office:value="0.2151" calcext:value-type="float">
            <text:p>0.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2282001" calcext:value-type="float">
            <text:p>0.228200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996" calcext:value-type="float">
            <text:p>0.024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596100161" calcext:value-type="float">
            <text:p>0.59610016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73001" calcext:value-type="float">
            <text:p>0.1173001</text:p>
          </table:table-cell>
          <table:table-cell office:value-type="float" office:value="0.2489002" calcext:value-type="float">
            <text:p>0.248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06459983" calcext:value-type="float">
            <text:p>0.0645998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469700131" calcext:value-type="float">
            <text:p>0.46970013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84001" calcext:value-type="float">
            <text:p>0.1184001</text:p>
          </table:table-cell>
          <table:table-cell office:value-type="float" office:value="0.2289001" calcext:value-type="float">
            <text:p>0.22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778999" calcext:value-type="float">
            <text:p>0.1778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0001" calcext:value-type="float">
            <text:p>0.028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57080011" calcext:value-type="float">
            <text:p>0.5708001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048001" calcext:value-type="float">
            <text:p>0.1048001</text:p>
          </table:table-cell>
          <table:table-cell office:value-type="float" office:value="0.2040001" calcext:value-type="float">
            <text:p>0.2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729991" calcext:value-type="float">
            <text:p>0.0572999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9998" calcext:value-type="float">
            <text:p>0.017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39980009" calcext:value-type="float">
            <text:p>0.3998000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086001" calcext:value-type="float">
            <text:p>0.1086001</text:p>
          </table:table-cell>
          <table:table-cell office:value-type="float" office:value="0.2224001" calcext:value-type="float">
            <text:p>0.22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128002" calcext:value-type="float">
            <text:p>0.2128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0001" calcext:value-type="float">
            <text:p>0.030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58890041" calcext:value-type="float">
            <text:p>0.5889004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247002" calcext:value-type="float">
            <text:p>0.1247002</text:p>
          </table:table-cell>
          <table:table-cell office:value-type="float" office:value="0.2388" calcext:value-type="float">
            <text:p>0.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049977" calcext:value-type="float">
            <text:p>0.0604997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1" calcext:value-type="float">
            <text:p>0.01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45489998" calcext:value-type="float">
            <text:p>0.4548999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199001" calcext:value-type="float">
            <text:p>0.1199001</text:p>
          </table:table-cell>
          <table:table-cell office:value-type="float" office:value="0.2249" calcext:value-type="float">
            <text:p>0.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100999" calcext:value-type="float">
            <text:p>0.2100999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5915" calcext:value-type="float">
            <text:p>0.591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278001" calcext:value-type="float">
            <text:p>0.1278001</text:p>
          </table:table-cell>
          <table:table-cell office:value-type="float" office:value="0.3162999" calcext:value-type="float">
            <text:p>0.31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6590032" calcext:value-type="float">
            <text:p>0.0659003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0002" calcext:value-type="float">
            <text:p>0.018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54650034" calcext:value-type="float">
            <text:p>0.54650034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40001" calcext:value-type="float">
            <text:p>0.1240001</text:p>
          </table:table-cell>
          <table:table-cell office:value-type="float" office:value="0.2442001" calcext:value-type="float">
            <text:p>0.24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903003" calcext:value-type="float">
            <text:p>0.1903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0001" calcext:value-type="float">
            <text:p>0.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60700051" calcext:value-type="float">
            <text:p>0.6070005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670001" calcext:value-type="float">
            <text:p>0.1670001</text:p>
          </table:table-cell>
          <table:table-cell office:value-type="float" office:value="0.3776" calcext:value-type="float">
            <text:p>0.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office:value-type="float" office:value="0.1553999" calcext:value-type="float">
            <text:p>0.1553999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0005" calcext:value-type="float">
            <text:p>0.013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742900051" calcext:value-type="float">
            <text:p>0.74290005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639002" calcext:value-type="float">
            <text:p>0.1639002</text:p>
          </table:table-cell>
          <table:table-cell office:value-type="float" office:value="0.2658999" calcext:value-type="float">
            <text:p>0.265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7400001" calcext:value-type="float">
            <text:p>0.07400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4" calcext:value-type="float">
            <text:p>0.020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54740015" calcext:value-type="float">
            <text:p>0.5474001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350001" calcext:value-type="float">
            <text:p>0.1350001</text:p>
          </table:table-cell>
          <table:table-cell office:value-type="float" office:value="0.2388" calcext:value-type="float">
            <text:p>0.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140003" calcext:value-type="float">
            <text:p>0.1140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9998" calcext:value-type="float">
            <text:p>0.027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53250038" calcext:value-type="float">
            <text:p>0.53250038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826002" calcext:value-type="float">
            <text:p>0.1826002</text:p>
          </table:table-cell>
          <table:table-cell office:value-type="float" office:value="0.3261999" calcext:value-type="float">
            <text:p>0.32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6590007" calcext:value-type="float">
            <text:p>0.0659000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60680017" calcext:value-type="float">
            <text:p>0.60680017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102001" calcext:value-type="float">
            <text:p>0.1102001</text:p>
          </table:table-cell>
          <table:table-cell office:value-type="float" office:value="0.2142" calcext:value-type="float">
            <text:p>0.2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8" calcext:value-type="float">
            <text:p>0.1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5403001" calcext:value-type="float">
            <text:p>0.540300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460002" calcext:value-type="float">
            <text:p>0.1460002</text:p>
          </table:table-cell>
          <table:table-cell office:value-type="float" office:value="0.3116999" calcext:value-type="float">
            <text:p>0.31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6740017" calcext:value-type="float">
            <text:p>0.0674001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0001" calcext:value-type="float">
            <text:p>0.01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55470028" calcext:value-type="float">
            <text:p>0.5547002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538002" calcext:value-type="float">
            <text:p>0.1538002</text:p>
          </table:table-cell>
          <table:table-cell office:value-type="float" office:value="0.2308" calcext:value-type="float">
            <text:p>0.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12002" calcext:value-type="float">
            <text:p>0.1012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6" calcext:value-type="float">
            <text:p>0.020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52410036" calcext:value-type="float">
            <text:p>0.5241003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2537999" calcext:value-type="float">
            <text:p>0.25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8290003" calcext:value-type="float">
            <text:p>0.08290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.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51069994" calcext:value-type="float">
            <text:p>0.51069994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00001" calcext:value-type="float">
            <text:p>0.1200001</text:p>
          </table:table-cell>
          <table:table-cell office:value-type="float" office:value="0.2393001" calcext:value-type="float">
            <text:p>0.23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5637002" calcext:value-type="float">
            <text:p>0.5637002</text:p>
          </table:table-cell>
          <table:table-cell table:number-columns-repeated="4"/>
        </table:table-row>
        <table:table-row table:style-name="ro1" table:number-rows-repeated="10482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5-27T10:00:07.071000000</dc:date>
    <meta:editing-duration>PT2M12S</meta:editing-duration>
    <meta:editing-cycles>2</meta:editing-cycles>
    <meta:generator>LibreOffice/6.4.2.2$Windows_X86_64 LibreOffice_project/4e471d8c02c9c90f512f7f9ead8875b57fcb1ec3</meta:generator>
    <meta:document-statistic meta:table-count="1" meta:cell-count="10242" meta:object-count="0"/>
  </office:meta>
</office:document-meta>
</file>